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1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284018377347" calcext:value-type="float">
            <text:p>-0.213284018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7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4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423828692499" calcext:value-type="float">
            <text:p>0.072642382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9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4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9102330455673" calcext:value-type="float">
            <text:p>0.00499102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673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7056435399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77294" calcext:value-type="float">
            <text:p>-0.2132840184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-0.0000000000000525968157916168" calcext:value-type="float">
            <text:p>-5.2596815791616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213284018353422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9234" calcext:value-type="float">
            <text:p>0.0726423829</text:p>
          </table:table-cell>
          <table:table-cell/>
          <table:table-cell table:style-name="ce3" office:value-type="float" office:value="1.00000000000022" calcext:value-type="float">
            <text:p>1</text:p>
          </table:table-cell>
          <table:table-cell table:style-name="ce3" office:value-type="float" office:value="0.0000000000000158345558887163" calcext:value-type="float">
            <text:p>1.5834555888716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726423828623513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456225" calcext:value-type="float">
            <text:p>0.0049910233</text:p>
          </table:table-cell>
          <table:table-cell/>
          <table:table-cell table:style-name="ce3" office:value-type="float" office:value="0.999999999998894" calcext:value-type="float">
            <text:p>1</text:p>
          </table:table-cell>
          <table:table-cell table:style-name="ce3" office:value-type="float" office:value="-5.52249218577217E-015" calcext:value-type="float">
            <text:p>-5.5224921857721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99102330660006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8" calcext:value-type="float">
            <text:p>847.070564354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0738964445190504" calcext:value-type="float">
            <text:p>-7.3896444519050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693489710101858" calcext:value-type="float">
            <text:p>6.93E-01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53422" calcext:value-type="float">
            <text:p>-0.2132840184</text:p>
          </table:table-cell>
          <table:table-cell/>
          <table:table-cell table:style-name="ce3" office:value-type="float" office:value="1.00000000011217" calcext:value-type="float">
            <text:p>1.0000000001</text:p>
          </table:table-cell>
          <table:table-cell table:style-name="ce3" office:value-type="float" office:value="-0.0000000000239251396472184" calcext:value-type="float">
            <text:p>-2.3925139647218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36]/[.O36]" office:value-type="float" office:value="0.999999999888074" calcext:value-type="float">
            <text:p>0.9999999999</text:p>
          </table:table-cell>
          <table:table-cell table:formula="of:=[.M36]-[.O36]" office:value-type="float" office:value="0.0000000000238720154754901" calcext:value-type="float">
            <text:p>2.39E-01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23513" calcext:value-type="float">
            <text:p>0.0726423829</text:p>
          </table:table-cell>
          <table:table-cell/>
          <table:table-cell table:style-name="ce3" office:value-type="float" office:value="1.00000000009497" calcext:value-type="float">
            <text:p>1.0000000001</text:p>
          </table:table-cell>
          <table:table-cell table:style-name="ce3" office:value-type="float" office:value="0.0000000000068985234191743" calcext:value-type="float">
            <text:p>6.898523419174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37]/[.O37]" office:value-type="float" office:value="0.999999999905252" calcext:value-type="float">
            <text:p>0.9999999999</text:p>
          </table:table-cell>
          <table:table-cell table:formula="of:=[.M37]-[.O37]" office:value-type="float" office:value="-0.0000000000068827166188612" calcext:value-type="float">
            <text:p>-6.8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660006" calcext:value-type="float">
            <text:p>0.0049910233</text:p>
          </table:table-cell>
          <table:table-cell/>
          <table:table-cell table:style-name="ce3" office:value-type="float" office:value="0.999999999590598" calcext:value-type="float">
            <text:p>0.9999999996</text:p>
          </table:table-cell>
          <table:table-cell table:style-name="ce3" office:value-type="float" office:value="-0.00000000000204333598652351" calcext:value-type="float">
            <text:p>-2.0433359865235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38]/[.O38]" office:value-type="float" office:value="1.0000000004083" calcext:value-type="float">
            <text:p>1.0000000004</text:p>
          </table:table-cell>
          <table:table-cell table:formula="of:=[.M38]-[.O38]" office:value-type="float" office:value="0.00000000000203781002489078" calcext:value-type="float">
            <text:p>2.0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77349" calcext:value-type="float">
            <text:p>-0.2132840184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2.16493489801906E-015" calcext:value-type="float">
            <text:p>2.16493489801906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213284018377349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92498" calcext:value-type="float">
            <text:p>0.072642382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55111512312578E-017" calcext:value-type="float">
            <text:p>5.5511151231257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726423828692498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455807" calcext:value-type="float">
            <text:p>0.0049910233</text:p>
          </table:table-cell>
          <table:table-cell/>
          <table:table-cell table:style-name="ce3" office:value-type="float" office:value="0.999999999999731" calcext:value-type="float">
            <text:p>1</text:p>
          </table:table-cell>
          <table:table-cell table:style-name="ce3" office:value-type="float" office:value="-1.34180860866806E-015" calcext:value-type="float">
            <text:p>-1.34180860866806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99102330455807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57]/[.O57]" office:value-type="float" office:value="0.999999999999992" calcext:value-type="float">
            <text:p>1</text:p>
          </table:table-cell>
          <table:table-cell table:formula="of:=[.M57]-[.O57]" office:value-type="float" office:value="-0.00000000000693489710101858" calcext:value-type="float">
            <text:p>-6.9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formula="of:=[.M60]/[.O60]" office:value-type="float" office:value="1.00000000011218" calcext:value-type="float">
            <text:p>1.0000000001</text:p>
          </table:table-cell>
          <table:table-cell table:formula="of:=[.M60]-[.O60]" office:value-type="float" office:value="-0.0000000000239269992707847" calcext:value-type="float">
            <text:p>-2.39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formula="of:=[.M61]/[.O61]" office:value-type="float" office:value="1.00000000009497" calcext:value-type="float">
            <text:p>1.0000000001</text:p>
          </table:table-cell>
          <table:table-cell table:formula="of:=[.M61]-[.O61]" office:value-type="float" office:value="0.00000000000689850954138649" calcext:value-type="float">
            <text:p>6.90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formula="of:=[.M62]/[.O62]" office:value-type="float" office:value="0.999999999590867" calcext:value-type="float">
            <text:p>0.9999999996</text:p>
          </table:table-cell>
          <table:table-cell table:formula="of:=[.M62]-[.O62]" office:value-type="float" office:value="-0.00000000000204198984110615" calcext:value-type="float">
            <text:p>-2.0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72]/[.O72]" office:value-type="float" office:value="1.00000000000026" calcext:value-type="float">
            <text:p>1</text:p>
          </table:table-cell>
          <table:table-cell table:formula="of:=[.M72]-[.O72]" office:value-type="float" office:value="-0.0000000000000549837952945609" calcext:value-type="float">
            <text:p>-5.50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73]/[.O73]" office:value-type="float" office:value="1.00000000000022" calcext:value-type="float">
            <text:p>1</text:p>
          </table:table-cell>
          <table:table-cell table:formula="of:=[.M73]-[.O73]" office:value-type="float" office:value="0.0000000000000157929225252929" calcext:value-type="float">
            <text:p>1.58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74]/[.O74]" office:value-type="float" office:value="0.999999999999162" calcext:value-type="float">
            <text:p>1</text:p>
          </table:table-cell>
          <table:table-cell table:formula="of:=[.M74]-[.O74]" office:value-type="float" office:value="-4.17981621536612E-015" calcext:value-type="float">
            <text:p>-4.18E-0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7779" calcext:value-type="float">
            <text:p>847.0499053878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7779" calcext:value-type="float">
            <text:p>847.04990538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901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07" calcext:value-type="float">
            <text:p>3129.669211141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07" calcext:value-type="float">
            <text:p>3129.66921114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32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09" calcext:value-type="float">
            <text:p>1244.419645218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09" calcext:value-type="float">
            <text:p>1244.419645218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09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17554" calcext:value-type="float">
            <text:p>0.28681866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17554" calcext:value-type="float">
            <text:p>0.286818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47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765" calcext:value-type="float">
            <text:p>2.20537396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765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6988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48016" calcext:value-type="float">
            <text:p>0.840017597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48016" calcext:value-type="float">
            <text:p>0.840017597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377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7779" calcext:value-type="float">
            <text:p>847.0499053878</text:p>
          </table:table-cell>
          <table:table-cell/>
          <table:table-cell table:style-name="ce3" office:value-type="float" office:value="847.049907056901" calcext:value-type="float">
            <text:p>847.0499070569</text:p>
          </table:table-cell>
          <table:table-cell/>
          <table:table-cell table:style-name="ce3" office:value-type="float" office:value="0.999999998029489" calcext:value-type="float">
            <text:p>0.999999998</text:p>
          </table:table-cell>
          <table:table-cell table:style-name="ce3" office:value-type="float" office:value="-0.00000166912116128515" calcext:value-type="float">
            <text:p>-1.6691211612851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3926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07" calcext:value-type="float">
            <text:p>3129.6692111411</text:p>
          </table:table-cell>
          <table:table-cell/>
          <table:table-cell table:style-name="ce3" office:value-type="float" office:value="3129.66920982532" calcext:value-type="float">
            <text:p>3129.6692098253</text:p>
          </table:table-cell>
          <table:table-cell/>
          <table:table-cell table:style-name="ce3" office:value-type="float" office:value="1.00000000042041" calcext:value-type="float">
            <text:p>1.0000000004</text:p>
          </table:table-cell>
          <table:table-cell table:style-name="ce3" office:value-type="float" office:value="0.00000131575143313967" calcext:value-type="float">
            <text:p>1.3157514331396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69027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09" calcext:value-type="float">
            <text:p>1244.4196452181</text:p>
          </table:table-cell>
          <table:table-cell/>
          <table:table-cell table:style-name="ce3" office:value-type="float" office:value="1244.41964509209" calcext:value-type="float">
            <text:p>1244.4196450921</text:p>
          </table:table-cell>
          <table:table-cell/>
          <table:table-cell table:style-name="ce3" office:value-type="float" office:value="1.00000000010125" calcext:value-type="float">
            <text:p>1.0000000001</text:p>
          </table:table-cell>
          <table:table-cell table:style-name="ce3" office:value-type="float" office:value="0.00000012599548426806" calcext:value-type="float">
            <text:p>0.00000012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6808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17554" calcext:value-type="float">
            <text:p>0.286818666</text:p>
          </table:table-cell>
          <table:table-cell/>
          <table:table-cell table:style-name="ce3" office:value-type="float" office:value="0.28681872944479" calcext:value-type="float">
            <text:p>0.2868187294</text:p>
          </table:table-cell>
          <table:table-cell/>
          <table:table-cell table:style-name="ce3" office:value-type="float" office:value="0.999999778859504" calcext:value-type="float">
            <text:p>0.9999997789</text:p>
          </table:table-cell>
          <table:table-cell table:style-name="ce3" office:value-type="float" office:value="-0.0000000634272360189314" calcext:value-type="float">
            <text:p>-6.3427236018931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59412103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765" calcext:value-type="float">
            <text:p>2.205373963</text:p>
          </table:table-cell>
          <table:table-cell/>
          <table:table-cell table:style-name="ce3" office:value-type="float" office:value="2.20537395916988" calcext:value-type="float">
            <text:p>2.2053739592</text:p>
          </table:table-cell>
          <table:table-cell/>
          <table:table-cell table:style-name="ce3" office:value-type="float" office:value="1.00000000174019" calcext:value-type="float">
            <text:p>1.0000000017</text:p>
          </table:table-cell>
          <table:table-cell table:style-name="ce3" office:value-type="float" office:value="0.00000000383776876944353" calcext:value-type="float">
            <text:p>3.83776876944353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89876326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48016" calcext:value-type="float">
            <text:p>0.8400175974</text:p>
          </table:table-cell>
          <table:table-cell/>
          <table:table-cell table:style-name="ce3" office:value-type="float" office:value="0.840017608573777" calcext:value-type="float">
            <text:p>0.8400176086</text:p>
          </table:table-cell>
          <table:table-cell/>
          <table:table-cell table:style-name="ce3" office:value-type="float" office:value="0.999999986755325" calcext:value-type="float">
            <text:p>0.9999999868</text:p>
          </table:table-cell>
          <table:table-cell table:style-name="ce3" office:value-type="float" office:value="-0.0000000111257603130355" calcext:value-type="float">
            <text:p>-1.1125760313035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5085034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7779" calcext:value-type="float">
            <text:p>847.0499053878</text:p>
          </table:table-cell>
          <table:table-cell/>
          <table:table-cell table:style-name="ce3" office:value-type="float" office:value="847.049905039262" calcext:value-type="float">
            <text:p>847.0499050393</text:p>
          </table:table-cell>
          <table:table-cell/>
          <table:table-cell table:style-name="ce3" office:value-type="float" office:value="1.00000000041145" calcext:value-type="float">
            <text:p>1.0000000004</text:p>
          </table:table-cell>
          <table:table-cell table:style-name="ce3" office:value-type="float" office:value="0.000000348517801285197" calcext:value-type="float">
            <text:p>3.4851780128519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33]/[.O33]" office:value-type="float" office:value="0.99999999761804" calcext:value-type="float">
            <text:p>0.9999999976</text:p>
          </table:table-cell>
          <table:table-cell table:formula="of:=[.M33]-[.O33]" office:value-type="float" office:value="-0.00000201763907625718" calcext:value-type="float">
            <text:p>-2.0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07" calcext:value-type="float">
            <text:p>3129.6692111411</text:p>
          </table:table-cell>
          <table:table-cell/>
          <table:table-cell table:style-name="ce3" office:value-type="float" office:value="3129.66921690275" calcext:value-type="float">
            <text:p>3129.6692169028</text:p>
          </table:table-cell>
          <table:table-cell/>
          <table:table-cell table:style-name="ce3" office:value-type="float" office:value="0.999999998159014" calcext:value-type="float">
            <text:p>0.9999999982</text:p>
          </table:table-cell>
          <table:table-cell table:style-name="ce3" office:value-type="float" office:value="-0.00000576167758481461" calcext:value-type="float">
            <text:p>-5.7616775848146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34]/[.O34]" office:value-type="float" office:value="1.0000000022614" calcext:value-type="float">
            <text:p>1.0000000023</text:p>
          </table:table-cell>
          <table:table-cell table:formula="of:=[.M34]-[.O34]" office:value-type="float" office:value="0.00000707742992744898" calcext:value-type="float">
            <text:p>7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09" calcext:value-type="float">
            <text:p>1244.4196452181</text:p>
          </table:table-cell>
          <table:table-cell/>
          <table:table-cell table:style-name="ce3" office:value-type="float" office:value="1244.4196468081" calcext:value-type="float">
            <text:p>1244.4196468081</text:p>
          </table:table-cell>
          <table:table-cell/>
          <table:table-cell table:style-name="ce3" office:value-type="float" office:value="0.999999998722281" calcext:value-type="float">
            <text:p>0.9999999987</text:p>
          </table:table-cell>
          <table:table-cell table:style-name="ce3" office:value-type="float" office:value="-0.00000159001865540631" calcext:value-type="float">
            <text:p>-0.0000015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35]/[.O35]" office:value-type="float" office:value="1.00000000137896" calcext:value-type="float">
            <text:p>1.0000000014</text:p>
          </table:table-cell>
          <table:table-cell table:formula="of:=[.M35]-[.O35]" office:value-type="float" office:value="0.00000171601004694821" calcext:value-type="float">
            <text:p>1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17554" calcext:value-type="float">
            <text:p>0.286818666</text:p>
          </table:table-cell>
          <table:table-cell/>
          <table:table-cell table:style-name="ce3" office:value-type="float" office:value="0.286818594121031" calcext:value-type="float">
            <text:p>0.2868185941</text:p>
          </table:table-cell>
          <table:table-cell/>
          <table:table-cell table:style-name="ce3" office:value-type="float" office:value="1.00000025066897" calcext:value-type="float">
            <text:p>1.0000002507</text:p>
          </table:table-cell>
          <table:table-cell table:style-name="ce3" office:value-type="float" office:value="0.0000000718965229573598" calcext:value-type="float">
            <text:p>7.1896522957359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36]/[.O36]" office:value-type="float" office:value="0.999999528190648" calcext:value-type="float">
            <text:p>0.9999995282</text:p>
          </table:table-cell>
          <table:table-cell table:formula="of:=[.M36]-[.O36]" office:value-type="float" office:value="-0.000000135323758976291" calcext:value-type="float">
            <text:p>-1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765" calcext:value-type="float">
            <text:p>2.205373963</text:p>
          </table:table-cell>
          <table:table-cell/>
          <table:table-cell table:style-name="ce3" office:value-type="float" office:value="2.20537389876326" calcext:value-type="float">
            <text:p>2.2053738988</text:p>
          </table:table-cell>
          <table:table-cell/>
          <table:table-cell table:style-name="ce3" office:value-type="float" office:value="1.00000002913084" calcext:value-type="float">
            <text:p>1.0000000291</text:p>
          </table:table-cell>
          <table:table-cell table:style-name="ce3" office:value-type="float" office:value="0.0000000642443906961887" calcext:value-type="float">
            <text:p>6.42443906961887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37]/[.O37]" office:value-type="float" office:value="0.999999972609353" calcext:value-type="float">
            <text:p>0.9999999726</text:p>
          </table:table-cell>
          <table:table-cell table:formula="of:=[.M37]-[.O37]" office:value-type="float" office:value="-0.0000000604066201503883" calcext:value-type="float">
            <text:p>-6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48016" calcext:value-type="float">
            <text:p>0.8400175974</text:p>
          </table:table-cell>
          <table:table-cell/>
          <table:table-cell table:style-name="ce3" office:value-type="float" office:value="0.840017550850342" calcext:value-type="float">
            <text:p>0.8400175509</text:p>
          </table:table-cell>
          <table:table-cell/>
          <table:table-cell table:style-name="ce3" office:value-type="float" office:value="1.00000005547226" calcext:value-type="float">
            <text:p>1.0000000555</text:p>
          </table:table-cell>
          <table:table-cell table:style-name="ce3" office:value-type="float" office:value="0.0000000465976741637064" calcext:value-type="float">
            <text:p>4.6597674163706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38]/[.O38]" office:value-type="float" office:value="0.999999931283065" calcext:value-type="float">
            <text:p>0.9999999313</text:p>
          </table:table-cell>
          <table:table-cell table:formula="of:=[.M38]-[.O38]" office:value-type="float" office:value="-0.0000000577234350318534" calcext:value-type="float">
            <text:p>-5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7779" calcext:value-type="float">
            <text:p>847.0499053878</text:p>
          </table:table-cell>
          <table:table-cell/>
          <table:table-cell table:style-name="ce3" office:value-type="float" office:value="847.049905603696" calcext:value-type="float">
            <text:p>847.0499056037</text:p>
          </table:table-cell>
          <table:table-cell/>
          <table:table-cell table:style-name="ce3" office:value-type="float" office:value="0.999999999745096" calcext:value-type="float">
            <text:p>0.9999999997</text:p>
          </table:table-cell>
          <table:table-cell table:style-name="ce3" office:value-type="float" office:value="-0.00000021591620225081" calcext:value-type="float">
            <text:p>-2.159162022508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60369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07" calcext:value-type="float">
            <text:p>3129.6692111411</text:p>
          </table:table-cell>
          <table:table-cell/>
          <table:table-cell table:style-name="ce3" office:value-type="float" office:value="3129.66921108712" calcext:value-type="float">
            <text:p>3129.6692110871</text:p>
          </table:table-cell>
          <table:table-cell/>
          <table:table-cell table:style-name="ce3" office:value-type="float" office:value="1.00000000001724" calcext:value-type="float">
            <text:p>1</text:p>
          </table:table-cell>
          <table:table-cell table:style-name="ce3" office:value-type="float" office:value="0.000000053955773182679" calcext:value-type="float">
            <text:p>0.00000005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08712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09" calcext:value-type="float">
            <text:p>1244.4196452181</text:p>
          </table:table-cell>
          <table:table-cell/>
          <table:table-cell table:style-name="ce3" office:value-type="float" office:value="1244.41964524243" calcext:value-type="float">
            <text:p>1244.4196452424</text:p>
          </table:table-cell>
          <table:table-cell/>
          <table:table-cell table:style-name="ce3" office:value-type="float" office:value="0.999999999980434" calcext:value-type="float">
            <text:p>1</text:p>
          </table:table-cell>
          <table:table-cell table:style-name="ce3" office:value-type="float" office:value="-0.0000000243483100348385" calcext:value-type="float">
            <text:p>-2.43483100348385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424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17554" calcext:value-type="float">
            <text:p>0.286818666</text:p>
          </table:table-cell>
          <table:table-cell/>
          <table:table-cell table:style-name="ce3" office:value-type="float" office:value="0.286818672929474" calcext:value-type="float">
            <text:p>0.2868186729</text:p>
          </table:table-cell>
          <table:table-cell/>
          <table:table-cell table:style-name="ce3" office:value-type="float" office:value="0.999999975901431" calcext:value-type="float">
            <text:p>0.9999999759</text:p>
          </table:table-cell>
          <table:table-cell table:style-name="ce3" office:value-type="float" office:value="-0.00000000691191970325633" calcext:value-type="float">
            <text:p>-6.9119197032563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72929474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765" calcext:value-type="float">
            <text:p>2.205373963</text:p>
          </table:table-cell>
          <table:table-cell/>
          <table:table-cell table:style-name="ce3" office:value-type="float" office:value="2.20537396096203" calcext:value-type="float">
            <text:p>2.205373961</text:p>
          </table:table-cell>
          <table:table-cell/>
          <table:table-cell table:style-name="ce3" office:value-type="float" office:value="1.00000000092756" calcext:value-type="float">
            <text:p>1.0000000009</text:p>
          </table:table-cell>
          <table:table-cell table:style-name="ce3" office:value-type="float" office:value="0.00000000204562278227627" calcext:value-type="float">
            <text:p>0.0000000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09620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48016" calcext:value-type="float">
            <text:p>0.8400175974</text:p>
          </table:table-cell>
          <table:table-cell/>
          <table:table-cell table:style-name="ce3" office:value-type="float" office:value="0.840017598121131" calcext:value-type="float">
            <text:p>0.8400175981</text:p>
          </table:table-cell>
          <table:table-cell/>
          <table:table-cell table:style-name="ce3" office:value-type="float" office:value="0.99999999919869" calcext:value-type="float">
            <text:p>0.9999999992</text:p>
          </table:table-cell>
          <table:table-cell table:style-name="ce3" office:value-type="float" office:value="-0.000000000673114231020122" calcext:value-type="float">
            <text:p>-6.7311423102012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812113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formula="of:=[.M57]/[.O57]" office:value-type="float" office:value="1.00000000066635" calcext:value-type="float">
            <text:p>1.0000000007</text:p>
          </table:table-cell>
          <table:table-cell table:formula="of:=[.M57]-[.O57]" office:value-type="float" office:value="0.000000564434003536007" calcext:value-type="float">
            <text:p>5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formula="of:=[.M58]/[.O58]" office:value-type="float" office:value="0.999999998141775" calcext:value-type="float">
            <text:p>0.9999999981</text:p>
          </table:table-cell>
          <table:table-cell table:formula="of:=[.M58]-[.O58]" office:value-type="float" office:value="-0.00000581563017476583" calcext:value-type="float">
            <text:p>-5.8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formula="of:=[.M59]/[.O59]" office:value-type="float" office:value="0.999999998741847" calcext:value-type="float">
            <text:p>0.9999999987</text:p>
          </table:table-cell>
          <table:table-cell table:formula="of:=[.M59]-[.O59]" office:value-type="float" office:value="-0.00000156566989062412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formula="of:=[.M60]/[.O60]" office:value-type="float" office:value="1.00000027476755" calcext:value-type="float">
            <text:p>1.0000002748</text:p>
          </table:table-cell>
          <table:table-cell table:formula="of:=[.M60]-[.O60]" office:value-type="float" office:value="0.0000000788084430491942" calcext:value-type="float">
            <text:p>7.8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formula="of:=[.M61]/[.O61]" office:value-type="float" office:value="1.00000002820328" calcext:value-type="float">
            <text:p>1.0000000282</text:p>
          </table:table-cell>
          <table:table-cell table:formula="of:=[.M61]-[.O61]" office:value-type="float" office:value="0.0000000621987701343585" calcext:value-type="float">
            <text:p>6.2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formula="of:=[.M62]/[.O62]" office:value-type="float" office:value="1.00000005627357" calcext:value-type="float">
            <text:p>1.0000000563</text:p>
          </table:table-cell>
          <table:table-cell table:formula="of:=[.M62]-[.O62]" office:value-type="float" office:value="0.0000000472707890608604" calcext:value-type="float">
            <text:p>4.7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69]/[.O69]" office:value-type="float" office:value="0.999999998284392" calcext:value-type="float">
            <text:p>0.9999999983</text:p>
          </table:table-cell>
          <table:table-cell table:formula="of:=[.M69]-[.O69]" office:value-type="float" office:value="-0.00000145320507272118" calcext:value-type="float">
            <text:p>-1.4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70]/[.O70]" office:value-type="float" office:value="1.00000000040317" calcext:value-type="float">
            <text:p>1.0000000004</text:p>
          </table:table-cell>
          <table:table-cell table:formula="of:=[.M70]-[.O70]" office:value-type="float" office:value="0.00000126179975268315" calcext:value-type="float">
            <text:p>1.2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71]/[.O71]" office:value-type="float" office:value="1.00000000012081" calcext:value-type="float">
            <text:p>1.0000000001</text:p>
          </table:table-cell>
          <table:table-cell table:formula="of:=[.M71]-[.O71]" office:value-type="float" office:value="0.000000150340156324091" calcext:value-type="float">
            <text:p>1.5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72]/[.O72]" office:value-type="float" office:value="0.99999980295807" calcext:value-type="float">
            <text:p>0.999999803</text:p>
          </table:table-cell>
          <table:table-cell table:formula="of:=[.M72]-[.O72]" office:value-type="float" office:value="-0.000000056515315927097" calcext:value-type="float">
            <text:p>-5.6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73]/[.O73]" office:value-type="float" office:value="1.00000000081263" calcext:value-type="float">
            <text:p>1.0000000008</text:p>
          </table:table-cell>
          <table:table-cell table:formula="of:=[.M73]-[.O73]" office:value-type="float" office:value="0.00000000179214998397015" calcext:value-type="float">
            <text:p>1.7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74]/[.O74]" office:value-type="float" office:value="0.999999987556635" calcext:value-type="float">
            <text:p>0.9999999876</text:p>
          </table:table-cell>
          <table:table-cell table:formula="of:=[.M74]-[.O74]" office:value-type="float" office:value="-0.000000010452645970993" calcext:value-type="float">
            <text:p>-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3" calcext:value-type="float">
            <text:p>847.04990538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3" calcext:value-type="float">
            <text:p>847.04990538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440923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5" calcext:value-type="float">
            <text:p>3129.6692111408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5" calcext:value-type="float">
            <text:p>3129.66921114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15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97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065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065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786399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23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23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6682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725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725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707451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3" calcext:value-type="float">
            <text:p>847.0499053889</text:p>
          </table:table-cell>
          <table:table-cell/>
          <table:table-cell table:style-name="ce3" office:value-type="float" office:value="847.049905440923" calcext:value-type="float">
            <text:p>847.0499054409</text:p>
          </table:table-cell>
          <table:table-cell/>
          <table:table-cell table:style-name="ce3" office:value-type="float" office:value="0.999999999938618" calcext:value-type="float">
            <text:p>0.9999999999</text:p>
          </table:table-cell>
          <table:table-cell table:style-name="ce3" office:value-type="float" office:value="-0.0000000519937657372793" calcext:value-type="float">
            <text:p>-0.00000005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4087903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15" calcext:value-type="float">
            <text:p>3129.669211115</text:p>
          </table:table-cell>
          <table:table-cell/>
          <table:table-cell table:style-name="ce3" office:value-type="float" office:value="1.00000000000823" calcext:value-type="float">
            <text:p>1</text:p>
          </table:table-cell>
          <table:table-cell table:style-name="ce3" office:value-type="float" office:value="0.0000000257532519754022" calcext:value-type="float">
            <text:p>2.5753251975402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6195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997" calcext:value-type="float">
            <text:p>1244.41964522</text:p>
          </table:table-cell>
          <table:table-cell/>
          <table:table-cell table:style-name="ce3" office:value-type="float" office:value="0.999999999998578" calcext:value-type="float">
            <text:p>1</text:p>
          </table:table-cell>
          <table:table-cell table:style-name="ce3" office:value-type="float" office:value="-0.00000000176987668965012" calcext:value-type="float">
            <text:p>-1.7698766896501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053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065" calcext:value-type="float">
            <text:p>0.2868186661</text:p>
          </table:table-cell>
          <table:table-cell/>
          <table:table-cell table:style-name="ce3" office:value-type="float" office:value="0.286818667863999" calcext:value-type="float">
            <text:p>0.2868186679</text:p>
          </table:table-cell>
          <table:table-cell/>
          <table:table-cell table:style-name="ce3" office:value-type="float" office:value="0.999999993693111" calcext:value-type="float">
            <text:p>0.9999999937</text:p>
          </table:table-cell>
          <table:table-cell table:style-name="ce3" office:value-type="float" office:value="-0.00000000180893361401147" calcext:value-type="float">
            <text:p>-1.80893361401147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2280360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23" calcext:value-type="float">
            <text:p>2.205373963</text:p>
          </table:table-cell>
          <table:table-cell/>
          <table:table-cell table:style-name="ce3" office:value-type="float" office:value="2.20537396266827" calcext:value-type="float">
            <text:p>2.2053739627</text:p>
          </table:table-cell>
          <table:table-cell/>
          <table:table-cell table:style-name="ce3" office:value-type="float" office:value="1.00000000014916" calcext:value-type="float">
            <text:p>1.0000000001</text:p>
          </table:table-cell>
          <table:table-cell table:style-name="ce3" office:value-type="float" office:value="0.000000000328957749928804" calcext:value-type="float">
            <text:p>3.2895774992880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73587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725" calcext:value-type="float">
            <text:p>0.8400175975</text:p>
          </table:table-cell>
          <table:table-cell/>
          <table:table-cell table:style-name="ce3" office:value-type="float" office:value="0.840017597707451" calcext:value-type="float">
            <text:p>0.8400175977</text:p>
          </table:table-cell>
          <table:table-cell/>
          <table:table-cell table:style-name="ce3" office:value-type="float" office:value="0.999999999695571" calcext:value-type="float">
            <text:p>0.9999999997</text:p>
          </table:table-cell>
          <table:table-cell table:style-name="ce3" office:value-type="float" office:value="-0.000000000255725773889992" calcext:value-type="float">
            <text:p>-2.5572577388999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187225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3" calcext:value-type="float">
            <text:p>847.0499053889</text:p>
          </table:table-cell>
          <table:table-cell/>
          <table:table-cell table:style-name="ce3" office:value-type="float" office:value="847.049904087903" calcext:value-type="float">
            <text:p>847.0499040879</text:p>
          </table:table-cell>
          <table:table-cell/>
          <table:table-cell table:style-name="ce3" office:value-type="float" office:value="1.00000000153595" calcext:value-type="float">
            <text:p>1.0000000015</text:p>
          </table:table-cell>
          <table:table-cell table:style-name="ce3" office:value-type="float" office:value="0.00000130102625917061" calcext:value-type="float">
            <text:p>0.0000013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33]/[.O33]" office:value-type="float" office:value="0.999999998402668" calcext:value-type="float">
            <text:p>0.9999999984</text:p>
          </table:table-cell>
          <table:table-cell table:formula="of:=[.M33]-[.O33]" office:value-type="float" office:value="-0.00000135302002490789" calcext:value-type="float">
            <text:p>-1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61951" calcext:value-type="float">
            <text:p>3129.6692116195</text:p>
          </table:table-cell>
          <table:table-cell/>
          <table:table-cell table:style-name="ce3" office:value-type="float" office:value="0.999999999847024" calcext:value-type="float">
            <text:p>0.9999999998</text:p>
          </table:table-cell>
          <table:table-cell table:style-name="ce3" office:value-type="float" office:value="-0.00000047876346798148" calcext:value-type="float">
            <text:p>-4.7876346798148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34]/[.O34]" office:value-type="float" office:value="1.0000000001612" calcext:value-type="float">
            <text:p>1.0000000002</text:p>
          </table:table-cell>
          <table:table-cell table:formula="of:=[.M34]-[.O34]" office:value-type="float" office:value="0.000000504509898746619" calcext:value-type="float">
            <text:p>5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10533" calcext:value-type="float">
            <text:p>1244.4196451053</text:p>
          </table:table-cell>
          <table:table-cell/>
          <table:table-cell table:style-name="ce3" office:value-type="float" office:value="1.0000000000907" calcext:value-type="float">
            <text:p>1.0000000001</text:p>
          </table:table-cell>
          <table:table-cell table:style-name="ce3" office:value-type="float" office:value="0.000000112874204205582" calcext:value-type="float">
            <text:p>1.1287420420558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35]/[.O35]" office:value-type="float" office:value="0.999999999907877" calcext:value-type="float">
            <text:p>0.9999999999</text:p>
          </table:table-cell>
          <table:table-cell table:formula="of:=[.M35]-[.O35]" office:value-type="float" office:value="-0.00000011464021554275" calcext:value-type="float">
            <text:p>-1.1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065" calcext:value-type="float">
            <text:p>0.2868186661</text:p>
          </table:table-cell>
          <table:table-cell/>
          <table:table-cell table:style-name="ce3" office:value-type="float" office:value="0.286818622803602" calcext:value-type="float">
            <text:p>0.2868186228</text:p>
          </table:table-cell>
          <table:table-cell/>
          <table:table-cell table:style-name="ce3" office:value-type="float" office:value="1.00000015079726" calcext:value-type="float">
            <text:p>1.0000001508</text:p>
          </table:table-cell>
          <table:table-cell table:style-name="ce3" office:value-type="float" office:value="0.0000000432514632997538" calcext:value-type="float">
            <text:p>4.3251463299753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36]/[.O36]" office:value-type="float" office:value="0.999999842895871" calcext:value-type="float">
            <text:p>0.9999998429</text:p>
          </table:table-cell>
          <table:table-cell table:formula="of:=[.M36]-[.O36]" office:value-type="float" office:value="-0.0000000450603969692764" calcext:value-type="float">
            <text:p>-4.5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23" calcext:value-type="float">
            <text:p>2.205373963</text:p>
          </table:table-cell>
          <table:table-cell/>
          <table:table-cell table:style-name="ce3" office:value-type="float" office:value="2.2053739735872" calcext:value-type="float">
            <text:p>2.2053739736</text:p>
          </table:table-cell>
          <table:table-cell/>
          <table:table-cell table:style-name="ce3" office:value-type="float" office:value="0.999999995198109" calcext:value-type="float">
            <text:p>0.9999999952</text:p>
          </table:table-cell>
          <table:table-cell table:style-name="ce3" office:value-type="float" office:value="-0.0000000105899653490837" calcext:value-type="float">
            <text:p>-1.05899653490837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37]/[.O37]" office:value-type="float" office:value="1.00000000495106" calcext:value-type="float">
            <text:p>1.000000005</text:p>
          </table:table-cell>
          <table:table-cell table:formula="of:=[.M37]-[.O37]" office:value-type="float" office:value="0.0000000109189302044399" calcext:value-type="float">
            <text:p>1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725" calcext:value-type="float">
            <text:p>0.8400175975</text:p>
          </table:table-cell>
          <table:table-cell/>
          <table:table-cell table:style-name="ce3" office:value-type="float" office:value="0.840017591872253" calcext:value-type="float">
            <text:p>0.8400175919</text:p>
          </table:table-cell>
          <table:table-cell/>
          <table:table-cell table:style-name="ce3" office:value-type="float" office:value="1.00000000664209" calcext:value-type="float">
            <text:p>1.0000000066</text:p>
          </table:table-cell>
          <table:table-cell table:style-name="ce3" office:value-type="float" office:value="0.00000000557947177348694" calcext:value-type="float">
            <text:p>5.5794717734869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38]/[.O38]" office:value-type="float" office:value="0.999999993053481" calcext:value-type="float">
            <text:p>0.9999999931</text:p>
          </table:table-cell>
          <table:table-cell table:formula="of:=[.M38]-[.O38]" office:value-type="float" office:value="-0.00000000583519799146615" calcext:value-type="float">
            <text:p>-5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3" calcext:value-type="float">
            <text:p>847.0499053889</text:p>
          </table:table-cell>
          <table:table-cell/>
          <table:table-cell table:style-name="ce3" office:value-type="float" office:value="847.04990539534" calcext:value-type="float">
            <text:p>847.0499053953</text:p>
          </table:table-cell>
          <table:table-cell/>
          <table:table-cell table:style-name="ce3" office:value-type="float" office:value="0.999999999992432" calcext:value-type="float">
            <text:p>1</text:p>
          </table:table-cell>
          <table:table-cell table:style-name="ce3" office:value-type="float" office:value="-0.00000000641057340544648" calcext:value-type="float">
            <text:p>-6.4105734054464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953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3898" calcext:value-type="float">
            <text:p>3129.669211139</text:p>
          </table:table-cell>
          <table:table-cell/>
          <table:table-cell table:style-name="ce3" office:value-type="float" office:value="1.00000000000057" calcext:value-type="float">
            <text:p>1</text:p>
          </table:table-cell>
          <table:table-cell table:style-name="ce3" office:value-type="float" office:value="0.00000000177260517375544" calcext:value-type="float">
            <text:p>1.7726051737554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389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86" calcext:value-type="float">
            <text:p>1244.4196452189</text:p>
          </table:table-cell>
          <table:table-cell/>
          <table:table-cell table:style-name="ce3" office:value-type="float" office:value="0.999999999999468" calcext:value-type="float">
            <text:p>1</text:p>
          </table:table-cell>
          <table:table-cell table:style-name="ce3" office:value-type="float" office:value="-0.000000000661884769215249" calcext:value-type="float">
            <text:p>-6.61884769215249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86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065" calcext:value-type="float">
            <text:p>0.2868186661</text:p>
          </table:table-cell>
          <table:table-cell/>
          <table:table-cell table:style-name="ce3" office:value-type="float" office:value="0.28681866626222" calcext:value-type="float">
            <text:p>0.2868186663</text:p>
          </table:table-cell>
          <table:table-cell/>
          <table:table-cell table:style-name="ce3" office:value-type="float" office:value="0.999999999277749" calcext:value-type="float">
            <text:p>0.9999999993</text:p>
          </table:table-cell>
          <table:table-cell table:style-name="ce3" office:value-type="float" office:value="-0.000000000207155126386027" calcext:value-type="float">
            <text:p>-2.0715512638602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2622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23" calcext:value-type="float">
            <text:p>2.205373963</text:p>
          </table:table-cell>
          <table:table-cell/>
          <table:table-cell table:style-name="ce3" office:value-type="float" office:value="2.20537396293908" calcext:value-type="float">
            <text:p>2.2053739629</text:p>
          </table:table-cell>
          <table:table-cell/>
          <table:table-cell table:style-name="ce3" office:value-type="float" office:value="1.00000000002637" calcext:value-type="float">
            <text:p>1</text:p>
          </table:table-cell>
          <table:table-cell table:style-name="ce3" office:value-type="float" office:value="0.0000000000581517056730263" calcext:value-type="float">
            <text:p>5.8151705673026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390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725" calcext:value-type="float">
            <text:p>0.8400175975</text:p>
          </table:table-cell>
          <table:table-cell/>
          <table:table-cell table:style-name="ce3" office:value-type="float" office:value="0.840017597472955" calcext:value-type="float">
            <text:p>0.8400175975</text:p>
          </table:table-cell>
          <table:table-cell/>
          <table:table-cell table:style-name="ce3" office:value-type="float" office:value="0.999999999974726" calcext:value-type="float">
            <text:p>1</text:p>
          </table:table-cell>
          <table:table-cell table:style-name="ce3" office:value-type="float" office:value="-0.0000000000212304618329995" calcext:value-type="float">
            <text:p>-2.1230461832999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72955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formula="of:=[.M57]/[.O57]" office:value-type="float" office:value="1.00000000154352" calcext:value-type="float">
            <text:p>1.0000000015</text:p>
          </table:table-cell>
          <table:table-cell table:formula="of:=[.M57]-[.O57]" office:value-type="float" office:value="0.00000130743705994973" calcext:value-type="float">
            <text:p>1.3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formula="of:=[.M58]/[.O58]" office:value-type="float" office:value="0.99999999984646" calcext:value-type="float">
            <text:p>0.9999999998</text:p>
          </table:table-cell>
          <table:table-cell table:formula="of:=[.M58]-[.O58]" office:value-type="float" office:value="-0.000000480530161439674" calcext:value-type="float">
            <text:p>-4.8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formula="of:=[.M59]/[.O59]" office:value-type="float" office:value="1.00000000009123" calcext:value-type="float">
            <text:p>1.0000000001</text:p>
          </table:table-cell>
          <table:table-cell table:formula="of:=[.M59]-[.O59]" office:value-type="float" office:value="0.000000113530177259236" calcext:value-type="float">
            <text:p>1.1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formula="of:=[.M60]/[.O60]" office:value-type="float" office:value="1.00000015151951" calcext:value-type="float">
            <text:p>1.0000001515</text:p>
          </table:table-cell>
          <table:table-cell table:formula="of:=[.M60]-[.O60]" office:value-type="float" office:value="0.0000000434586179820506" calcext:value-type="float">
            <text:p>4.3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formula="of:=[.M61]/[.O61]" office:value-type="float" office:value="0.999999995171739" calcext:value-type="float">
            <text:p>0.9999999952</text:p>
          </table:table-cell>
          <table:table-cell table:formula="of:=[.M61]-[.O61]" office:value-type="float" office:value="-0.0000000106481201633812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formula="of:=[.M62]/[.O62]" office:value-type="float" office:value="1.00000000666736" calcext:value-type="float">
            <text:p>1.0000000067</text:p>
          </table:table-cell>
          <table:table-cell table:formula="of:=[.M62]-[.O62]" office:value-type="float" office:value="0.00000000560070190225304" calcext:value-type="float">
            <text:p>5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69]/[.O69]" office:value-type="float" office:value="0.999999999946186" calcext:value-type="float">
            <text:p>0.9999999999</text:p>
          </table:table-cell>
          <table:table-cell table:formula="of:=[.M69]-[.O69]" office:value-type="float" office:value="-0.0000000455829649581574" calcext:value-type="float">
            <text:p>-4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70]/[.O70]" office:value-type="float" office:value="1.00000000000766" calcext:value-type="float">
            <text:p>1</text:p>
          </table:table-cell>
          <table:table-cell table:formula="of:=[.M70]-[.O70]" office:value-type="float" office:value="0.000000023979737306945" calcext:value-type="float">
            <text:p>2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71]/[.O71]" office:value-type="float" office:value="0.999999999999108" calcext:value-type="float">
            <text:p>1</text:p>
          </table:table-cell>
          <table:table-cell table:formula="of:=[.M71]-[.O71]" office:value-type="float" office:value="-0.00000000111003828351386" calcext:value-type="float">
            <text:p>-1.1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72]/[.O72]" office:value-type="float" office:value="0.99999999441536" calcext:value-type="float">
            <text:p>0.9999999944</text:p>
          </table:table-cell>
          <table:table-cell table:formula="of:=[.M72]-[.O72]" office:value-type="float" office:value="-0.0000000016017789872258" calcext:value-type="float">
            <text:p>-1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73]/[.O73]" office:value-type="float" office:value="1.0000000001228" calcext:value-type="float">
            <text:p>1.0000000001</text:p>
          </table:table-cell>
          <table:table-cell table:formula="of:=[.M73]-[.O73]" office:value-type="float" office:value="0.000000000270810041058667" calcext:value-type="float">
            <text:p>2.7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74]/[.O74]" office:value-type="float" office:value="0.999999999720844" calcext:value-type="float">
            <text:p>0.9999999997</text:p>
          </table:table-cell>
          <table:table-cell table:formula="of:=[.M74]-[.O74]" office:value-type="float" office:value="-0.00000000023449608921311" calcext:value-type="float">
            <text:p>-2.34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54" calcext:value-type="float">
            <text:p>847.049905389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54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8351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5" calcext:value-type="float">
            <text:p>3129.6692111408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5" calcext:value-type="float">
            <text:p>3129.66921114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3764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1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906" calcext:value-type="float">
            <text:p>0.286818666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90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364826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07" calcext:value-type="float">
            <text:p>2.20537396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07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154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828" calcext:value-type="float">
            <text:p>0.840017597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82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90925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98351" calcext:value-type="float">
            <text:p>847.0499053984</text:p>
          </table:table-cell>
          <table:table-cell/>
          <table:table-cell table:style-name="ce3" office:value-type="float" office:value="0.999999999988907" calcext:value-type="float">
            <text:p>1</text:p>
          </table:table-cell>
          <table:table-cell table:style-name="ce3" office:value-type="float" office:value="-0.00000000939633082452929" calcext:value-type="float">
            <text:p>-9.39633082452929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70101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3764" calcext:value-type="float">
            <text:p>3129.6692111376</text:p>
          </table:table-cell>
          <table:table-cell/>
          <table:table-cell table:style-name="ce3" office:value-type="float" office:value="1.00000000000099" calcext:value-type="float">
            <text:p>1</text:p>
          </table:table-cell>
          <table:table-cell table:style-name="ce3" office:value-type="float" office:value="0.00000000310865289065987" calcext:value-type="float">
            <text:p>3.10865289065987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247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918" calcext:value-type="float">
            <text:p>1244.4196452192</text:p>
          </table:table-cell>
          <table:table-cell/>
          <table:table-cell table:style-name="ce3" office:value-type="float" office:value="0.999999999999214" calcext:value-type="float">
            <text:p>1</text:p>
          </table:table-cell>
          <table:table-cell table:style-name="ce3" office:value-type="float" office:value="-0.000000000978388925432228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877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6" calcext:value-type="float">
            <text:p>0.2868186661</text:p>
          </table:table-cell>
          <table:table-cell/>
          <table:table-cell table:style-name="ce3" office:value-type="float" office:value="0.286818666364826" calcext:value-type="float">
            <text:p>0.2868186664</text:p>
          </table:table-cell>
          <table:table-cell/>
          <table:table-cell table:style-name="ce3" office:value-type="float" office:value="0.999999998922944" calcext:value-type="float">
            <text:p>0.9999999989</text:p>
          </table:table-cell>
          <table:table-cell table:style-name="ce3" office:value-type="float" office:value="-0.000000000308919834157706" calcext:value-type="float">
            <text:p>-3.0891983415770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5557286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1547" calcext:value-type="float">
            <text:p>2.2053739629</text:p>
          </table:table-cell>
          <table:table-cell/>
          <table:table-cell table:style-name="ce3" office:value-type="float" office:value="1.000000000037" calcext:value-type="float">
            <text:p>1</text:p>
          </table:table-cell>
          <table:table-cell table:style-name="ce3" office:value-type="float" office:value="0.0000000000816022804883687" calcext:value-type="float">
            <text:p>8.1602280488368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57171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28" calcext:value-type="float">
            <text:p>0.8400175975</text:p>
          </table:table-cell>
          <table:table-cell/>
          <table:table-cell table:style-name="ce3" office:value-type="float" office:value="0.840017597490925" calcext:value-type="float">
            <text:p>0.8400175975</text:p>
          </table:table-cell>
          <table:table-cell/>
          <table:table-cell table:style-name="ce3" office:value-type="float" office:value="0.999999999953456" calcext:value-type="float">
            <text:p>1</text:p>
          </table:table-cell>
          <table:table-cell table:style-name="ce3" office:value-type="float" office:value="-0.0000000000390975030128971" calcext:value-type="float">
            <text:p>-3.909750301289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618259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070101" calcext:value-type="float">
            <text:p>847.0499050701</text:p>
          </table:table-cell>
          <table:table-cell/>
          <table:table-cell table:style-name="ce3" office:value-type="float" office:value="1.00000000037643" calcext:value-type="float">
            <text:p>1.0000000004</text:p>
          </table:table-cell>
          <table:table-cell table:style-name="ce3" office:value-type="float" office:value="0.000000318853153657983" calcext:value-type="float">
            <text:p>3.1885315365798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33]/[.O33]" office:value-type="float" office:value="0.999999999612479" calcext:value-type="float">
            <text:p>0.9999999996</text:p>
          </table:table-cell>
          <table:table-cell table:formula="of:=[.M33]-[.O33]" office:value-type="float" office:value="-0.000000328250052916701" calcext:value-type="float">
            <text:p>-3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247" calcext:value-type="float">
            <text:p>3129.669211247</text:p>
          </table:table-cell>
          <table:table-cell/>
          <table:table-cell table:style-name="ce3" office:value-type="float" office:value="0.99999999996605" calcext:value-type="float">
            <text:p>1</text:p>
          </table:table-cell>
          <table:table-cell table:style-name="ce3" office:value-type="float" office:value="-0.000000106250809039921" calcext:value-type="float">
            <text:p>-1.0625080903992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34]/[.O34]" office:value-type="float" office:value="1.00000000003494" calcext:value-type="float">
            <text:p>1</text:p>
          </table:table-cell>
          <table:table-cell table:formula="of:=[.M34]-[.O34]" office:value-type="float" office:value="0.000000109359916677931" calcext:value-type="float">
            <text:p>1.0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18773" calcext:value-type="float">
            <text:p>1244.4196451877</text:p>
          </table:table-cell>
          <table:table-cell/>
          <table:table-cell table:style-name="ce3" office:value-type="float" office:value="1.00000000002448" calcext:value-type="float">
            <text:p>1</text:p>
          </table:table-cell>
          <table:table-cell table:style-name="ce3" office:value-type="float" office:value="0.0000000304662535199896" calcext:value-type="float">
            <text:p>3.04662535199896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35]/[.O35]" office:value-type="float" office:value="0.999999999974727" calcext:value-type="float">
            <text:p>1</text:p>
          </table:table-cell>
          <table:table-cell table:formula="of:=[.M35]-[.O35]" office:value-type="float" office:value="-0.000000031449872039957" calcext:value-type="float">
            <text:p>-3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6" calcext:value-type="float">
            <text:p>0.2868186661</text:p>
          </table:table-cell>
          <table:table-cell/>
          <table:table-cell table:style-name="ce3" office:value-type="float" office:value="0.286818655572861" calcext:value-type="float">
            <text:p>0.2868186556</text:p>
          </table:table-cell>
          <table:table-cell/>
          <table:table-cell table:style-name="ce3" office:value-type="float" office:value="1.00000003654938" calcext:value-type="float">
            <text:p>1.0000000365</text:p>
          </table:table-cell>
          <table:table-cell table:style-name="ce3" office:value-type="float" office:value="0.0000000104830450431415" calcext:value-type="float">
            <text:p>1.0483045043141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36]/[.O36]" office:value-type="float" office:value="0.999999962373561" calcext:value-type="float">
            <text:p>0.9999999624</text:p>
          </table:table-cell>
          <table:table-cell table:formula="of:=[.M36]-[.O36]" office:value-type="float" office:value="-0.0000000107919649883215" calcext:value-type="float">
            <text:p>-1.0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571712" calcext:value-type="float">
            <text:p>2.2053739657</text:p>
          </table:table-cell>
          <table:table-cell/>
          <table:table-cell table:style-name="ce3" office:value-type="float" office:value="0.999999998766625" calcext:value-type="float">
            <text:p>0.9999999988</text:p>
          </table:table-cell>
          <table:table-cell table:style-name="ce3" office:value-type="float" office:value="-0.00000000272005218349136" calcext:value-type="float">
            <text:p>-2.7200521834913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37]/[.O37]" office:value-type="float" office:value="1.00000000127037" calcext:value-type="float">
            <text:p>1.0000000013</text:p>
          </table:table-cell>
          <table:table-cell table:formula="of:=[.M37]-[.O37]" office:value-type="float" office:value="0.00000000280165002308763" calcext:value-type="float">
            <text:p>2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28" calcext:value-type="float">
            <text:p>0.8400175975</text:p>
          </table:table-cell>
          <table:table-cell/>
          <table:table-cell table:style-name="ce3" office:value-type="float" office:value="0.840017596182591" calcext:value-type="float">
            <text:p>0.8400175962</text:p>
          </table:table-cell>
          <table:table-cell/>
          <table:table-cell table:style-name="ce3" office:value-type="float" office:value="1.00000000151096" calcext:value-type="float">
            <text:p>1.0000000015</text:p>
          </table:table-cell>
          <table:table-cell table:style-name="ce3" office:value-type="float" office:value="0.00000000126923693777314" calcext:value-type="float">
            <text:p>1.2692369377731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38]/[.O38]" office:value-type="float" office:value="0.999999998442492" calcext:value-type="float">
            <text:p>0.9999999984</text:p>
          </table:table-cell>
          <table:table-cell table:formula="of:=[.M38]-[.O38]" office:value-type="float" office:value="-0.00000000130833399669683" calcext:value-type="float">
            <text:p>-1.3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89842" calcext:value-type="float">
            <text:p>847.0499053898</text:p>
          </table:table-cell>
          <table:table-cell/>
          <table:table-cell table:style-name="ce3" office:value-type="float" office:value="0.999999999998952" calcext:value-type="float">
            <text:p>1</text:p>
          </table:table-cell>
          <table:table-cell table:style-name="ce3" office:value-type="float" office:value="-0.000000000887553142092656" calcext:value-type="float">
            <text:p>-8.8755314209265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84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049" calcext:value-type="float">
            <text:p>3129.6692111405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257841747952625" calcext:value-type="float">
            <text:p>2.57841747952625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4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32" calcext:value-type="float">
            <text:p>1244.4196452183</text:p>
          </table:table-cell>
          <table:table-cell/>
          <table:table-cell table:style-name="ce3" office:value-type="float" office:value="0.999999999999907" calcext:value-type="float">
            <text:p>1</text:p>
          </table:table-cell>
          <table:table-cell table:style-name="ce3" office:value-type="float" office:value="-0.000000000115733200800605" calcext:value-type="float">
            <text:p>-1.1573320080060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6" calcext:value-type="float">
            <text:p>0.2868186661</text:p>
          </table:table-cell>
          <table:table-cell/>
          <table:table-cell table:style-name="ce3" office:value-type="float" office:value="0.286818666084599" calcext:value-type="float">
            <text:p>0.2868186661</text:p>
          </table:table-cell>
          <table:table-cell/>
          <table:table-cell table:style-name="ce3" office:value-type="float" office:value="0.999999999899961" calcext:value-type="float">
            <text:p>0.9999999999</text:p>
          </table:table-cell>
          <table:table-cell table:style-name="ce3" office:value-type="float" office:value="-0.0000000000286929369153199" calcext:value-type="float">
            <text:p>-2.86929369153199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8459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8874" calcext:value-type="float">
            <text:p>2.205373963</text:p>
          </table:table-cell>
          <table:table-cell/>
          <table:table-cell table:style-name="ce3" office:value-type="float" office:value="1.00000000000378" calcext:value-type="float">
            <text:p>1</text:p>
          </table:table-cell>
          <table:table-cell table:style-name="ce3" office:value-type="float" office:value="0.00000000000832889313073792" calcext:value-type="float">
            <text:p>8.3288931307379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8874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28" calcext:value-type="float">
            <text:p>0.8400175975</text:p>
          </table:table-cell>
          <table:table-cell/>
          <table:table-cell table:style-name="ce3" office:value-type="float" office:value="0.840017597455502" calcext:value-type="float">
            <text:p>0.8400175975</text:p>
          </table:table-cell>
          <table:table-cell/>
          <table:table-cell table:style-name="ce3" office:value-type="float" office:value="0.999999999995626" calcext:value-type="float">
            <text:p>1</text:p>
          </table:table-cell>
          <table:table-cell table:style-name="ce3" office:value-type="float" office:value="-0.00000000000367450514460188" calcext:value-type="float">
            <text:p>-3.6745051446018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50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formula="of:=[.M57]/[.O57]" office:value-type="float" office:value="1.00000000037748" calcext:value-type="float">
            <text:p>1.0000000004</text:p>
          </table:table-cell>
          <table:table-cell table:formula="of:=[.M57]-[.O57]" office:value-type="float" office:value="0.000000319741047860589" calcext:value-type="float">
            <text:p>3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formula="of:=[.M58]/[.O58]" office:value-type="float" office:value="0.999999999965968" calcext:value-type="float">
            <text:p>1</text:p>
          </table:table-cell>
          <table:table-cell table:formula="of:=[.M58]-[.O58]" office:value-type="float" office:value="-0.000000106510015029926" calcext:value-type="float">
            <text:p>-1.0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formula="of:=[.M59]/[.O59]" office:value-type="float" office:value="1.00000000002458" calcext:value-type="float">
            <text:p>1</text:p>
          </table:table-cell>
          <table:table-cell table:formula="of:=[.M59]-[.O59]" office:value-type="float" office:value="0.0000000305899447994307" calcext:value-type="float">
            <text:p>3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formula="of:=[.M60]/[.O60]" office:value-type="float" office:value="1.00000003664942" calcext:value-type="float">
            <text:p>1.0000000366</text:p>
          </table:table-cell>
          <table:table-cell table:formula="of:=[.M60]-[.O60]" office:value-type="float" office:value="0.0000000105117380355679" calcext:value-type="float">
            <text:p>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formula="of:=[.M61]/[.O61]" office:value-type="float" office:value="0.999999998762849" calcext:value-type="float">
            <text:p>0.9999999988</text:p>
          </table:table-cell>
          <table:table-cell table:formula="of:=[.M61]-[.O61]" office:value-type="float" office:value="-0.00000000272837974435447" calcext:value-type="float">
            <text:p>-2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formula="of:=[.M62]/[.O62]" office:value-type="float" office:value="1.00000000151534" calcext:value-type="float">
            <text:p>1.0000000015</text:p>
          </table:table-cell>
          <table:table-cell table:formula="of:=[.M62]-[.O62]" office:value-type="float" office:value="0.00000000127291099882854" calcext:value-type="float">
            <text:p>1.2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69]/[.O69]" office:value-type="float" office:value="0.999999999989955" calcext:value-type="float">
            <text:p>1</text:p>
          </table:table-cell>
          <table:table-cell table:formula="of:=[.M69]-[.O69]" office:value-type="float" office:value="-0.00000000850900505611207" calcext:value-type="float">
            <text:p>-8.5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70]/[.O70]" office:value-type="float" office:value="1.00000000000091" calcext:value-type="float">
            <text:p>1</text:p>
          </table:table-cell>
          <table:table-cell table:formula="of:=[.M70]-[.O70]" office:value-type="float" office:value="0.00000000284990164800547" calcext:value-type="float">
            <text:p>2.8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71]/[.O71]" office:value-type="float" office:value="0.999999999999309" calcext:value-type="float">
            <text:p>1</text:p>
          </table:table-cell>
          <table:table-cell table:formula="of:=[.M71]-[.O71]" office:value-type="float" office:value="-0.000000000859927240526304" calcext:value-type="float">
            <text:p>-8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72]/[.O72]" office:value-type="float" office:value="0.999999999022982" calcext:value-type="float">
            <text:p>0.999999999</text:p>
          </table:table-cell>
          <table:table-cell table:formula="of:=[.M72]-[.O72]" office:value-type="float" office:value="-0.000000000280226952753537" calcext:value-type="float">
            <text:p>-2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73]/[.O73]" office:value-type="float" office:value="1.00000000003322" calcext:value-type="float">
            <text:p>1</text:p>
          </table:table-cell>
          <table:table-cell table:formula="of:=[.M73]-[.O73]" office:value-type="float" office:value="0.0000000000732702787331618" calcext:value-type="float">
            <text:p>7.3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74]/[.O74]" office:value-type="float" office:value="0.999999999957831" calcext:value-type="float">
            <text:p>1</text:p>
          </table:table-cell>
          <table:table-cell table:formula="of:=[.M74]-[.O74]" office:value-type="float" office:value="-0.0000000000354229978682952" calcext:value-type="float">
            <text:p>-3.5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54" calcext:value-type="float">
            <text:p>847.049905389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54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1314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4" calcext:value-type="float">
            <text:p>3129.6692111407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4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0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47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9" calcext:value-type="float">
            <text:p>0.286818666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132954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07" calcext:value-type="float">
            <text:p>2.20537396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07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7592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84" calcext:value-type="float">
            <text:p>0.840017597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84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61664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91314" calcext:value-type="float">
            <text:p>847.0499053913</text:p>
          </table:table-cell>
          <table:table-cell/>
          <table:table-cell table:style-name="ce3" office:value-type="float" office:value="0.999999999997214" calcext:value-type="float">
            <text:p>1</text:p>
          </table:table-cell>
          <table:table-cell table:style-name="ce3" office:value-type="float" office:value="-0.00000000236025243793847" calcext:value-type="float">
            <text:p>-2.36025243793847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2494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4001" calcext:value-type="float">
            <text:p>3129.66921114</text:p>
          </table:table-cell>
          <table:table-cell/>
          <table:table-cell table:style-name="ce3" office:value-type="float" office:value="1.00000000000023" calcext:value-type="float">
            <text:p>1</text:p>
          </table:table-cell>
          <table:table-cell table:style-name="ce3" office:value-type="float" office:value="0.000000000735326466383412" calcext:value-type="float">
            <text:p>7.35326466383412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612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47" calcext:value-type="float">
            <text:p>1244.4196452185</text:p>
          </table:table-cell>
          <table:table-cell/>
          <table:table-cell table:style-name="ce3" office:value-type="float" office:value="0.999999999999783" calcext:value-type="float">
            <text:p>1</text:p>
          </table:table-cell>
          <table:table-cell table:style-name="ce3" office:value-type="float" office:value="-0.00000000027011992642656" calcext:value-type="float">
            <text:p>-2.701199264265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18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" calcext:value-type="float">
            <text:p>0.2868186661</text:p>
          </table:table-cell>
          <table:table-cell/>
          <table:table-cell table:style-name="ce3" office:value-type="float" office:value="0.286818666132954" calcext:value-type="float">
            <text:p>0.2868186661</text:p>
          </table:table-cell>
          <table:table-cell/>
          <table:table-cell table:style-name="ce3" office:value-type="float" office:value="0.999999999731348" calcext:value-type="float">
            <text:p>0.9999999997</text:p>
          </table:table-cell>
          <table:table-cell table:style-name="ce3" office:value-type="float" office:value="-0.0000000000770544739125967" calcext:value-type="float">
            <text:p>-7.70544739125967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395988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7592" calcext:value-type="float">
            <text:p>2.205373963</text:p>
          </table:table-cell>
          <table:table-cell/>
          <table:table-cell table:style-name="ce3" office:value-type="float" office:value="1.00000000000959" calcext:value-type="float">
            <text:p>1</text:p>
          </table:table-cell>
          <table:table-cell table:style-name="ce3" office:value-type="float" office:value="0.0000000000211506367975289" calcext:value-type="float">
            <text:p>2.11506367975289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55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4" calcext:value-type="float">
            <text:p>0.8400175975</text:p>
          </table:table-cell>
          <table:table-cell/>
          <table:table-cell table:style-name="ce3" office:value-type="float" office:value="0.840017597461664" calcext:value-type="float">
            <text:p>0.8400175975</text:p>
          </table:table-cell>
          <table:table-cell/>
          <table:table-cell table:style-name="ce3" office:value-type="float" office:value="0.999999999988304" calcext:value-type="float">
            <text:p>1</text:p>
          </table:table-cell>
          <table:table-cell table:style-name="ce3" office:value-type="float" office:value="-0.00000000000982491865642032" calcext:value-type="float">
            <text:p>-9.82491865642032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2042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24946" calcext:value-type="float">
            <text:p>847.0499053249</text:p>
          </table:table-cell>
          <table:table-cell/>
          <table:table-cell table:style-name="ce3" office:value-type="float" office:value="1.00000000007557" calcext:value-type="float">
            <text:p>1.0000000001</text:p>
          </table:table-cell>
          <table:table-cell table:style-name="ce3" office:value-type="float" office:value="0.0000000640075086266734" calcext:value-type="float">
            <text:p>0.00000006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33]/[.O33]" office:value-type="float" office:value="0.999999999921648" calcext:value-type="float">
            <text:p>0.9999999999</text:p>
          </table:table-cell>
          <table:table-cell table:formula="of:=[.M33]-[.O33]" office:value-type="float" office:value="-0.0000000663679884382873" calcext:value-type="float">
            <text:p>-6.6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6128" calcext:value-type="float">
            <text:p>3129.6692111613</text:p>
          </table:table-cell>
          <table:table-cell/>
          <table:table-cell table:style-name="ce3" office:value-type="float" office:value="0.999999999993438" calcext:value-type="float">
            <text:p>1</text:p>
          </table:table-cell>
          <table:table-cell table:style-name="ce3" office:value-type="float" office:value="-0.0000000205368451133836" calcext:value-type="float">
            <text:p>-2.0536845113383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34]/[.O34]" office:value-type="float" office:value="1.0000000000068" calcext:value-type="float">
            <text:p>1</text:p>
          </table:table-cell>
          <table:table-cell table:formula="of:=[.M34]-[.O34]" office:value-type="float" office:value="0.0000000212703525903635" calcext:value-type="float">
            <text:p>2.1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188" calcext:value-type="float">
            <text:p>1244.4196452119</text:p>
          </table:table-cell>
          <table:table-cell/>
          <table:table-cell table:style-name="ce3" office:value-type="float" office:value="1.00000000000508" calcext:value-type="float">
            <text:p>1</text:p>
          </table:table-cell>
          <table:table-cell table:style-name="ce3" office:value-type="float" office:value="0.00000000631666807748843" calcext:value-type="float">
            <text:p>6.3166680774884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35]/[.O35]" office:value-type="float" office:value="0.999999999994704" calcext:value-type="float">
            <text:p>1</text:p>
          </table:table-cell>
          <table:table-cell table:formula="of:=[.M35]-[.O35]" office:value-type="float" office:value="-0.0000000065899712353712" calcext:value-type="float">
            <text:p>-6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" calcext:value-type="float">
            <text:p>0.2868186661</text:p>
          </table:table-cell>
          <table:table-cell/>
          <table:table-cell table:style-name="ce3" office:value-type="float" office:value="0.286818663959882" calcext:value-type="float">
            <text:p>0.286818664</text:p>
          </table:table-cell>
          <table:table-cell/>
          <table:table-cell table:style-name="ce3" office:value-type="float" office:value="1.00000000730781" calcext:value-type="float">
            <text:p>1.0000000073</text:p>
          </table:table-cell>
          <table:table-cell table:style-name="ce3" office:value-type="float" office:value="0.00000000209601747069854" calcext:value-type="float">
            <text:p>2.0960174706985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36]/[.O36]" office:value-type="float" office:value="0.999999992423533" calcext:value-type="float">
            <text:p>0.9999999924</text:p>
          </table:table-cell>
          <table:table-cell table:formula="of:=[.M36]-[.O36]" office:value-type="float" office:value="-0.00000000217307200012229" calcext:value-type="float">
            <text:p>-2.1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3552" calcext:value-type="float">
            <text:p>2.2053739636</text:p>
          </table:table-cell>
          <table:table-cell/>
          <table:table-cell table:style-name="ce3" office:value-type="float" office:value="0.999999999748374" calcext:value-type="float">
            <text:p>0.9999999997</text:p>
          </table:table-cell>
          <table:table-cell table:style-name="ce3" office:value-type="float" office:value="-0.00000000055492854755812" calcext:value-type="float">
            <text:p>-5.549285475581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37]/[.O37]" office:value-type="float" office:value="1.00000000026122" calcext:value-type="float">
            <text:p>1.0000000003</text:p>
          </table:table-cell>
          <table:table-cell table:formula="of:=[.M37]-[.O37]" office:value-type="float" office:value="0.000000000576079628444859" calcext:value-type="float">
            <text:p>5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4" calcext:value-type="float">
            <text:p>0.8400175975</text:p>
          </table:table-cell>
          <table:table-cell/>
          <table:table-cell table:style-name="ce3" office:value-type="float" office:value="0.84001759720422" calcext:value-type="float">
            <text:p>0.8400175972</text:p>
          </table:table-cell>
          <table:table-cell/>
          <table:table-cell table:style-name="ce3" office:value-type="float" office:value="1.00000000029478" calcext:value-type="float">
            <text:p>1.0000000003</text:p>
          </table:table-cell>
          <table:table-cell table:style-name="ce3" office:value-type="float" office:value="0.000000000247619924564901" calcext:value-type="float">
            <text:p>2.4761992456490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38]/[.O38]" office:value-type="float" office:value="0.999999999693525" calcext:value-type="float">
            <text:p>0.9999999997</text:p>
          </table:table-cell>
          <table:table-cell table:formula="of:=[.M38]-[.O38]" office:value-type="float" office:value="-0.000000000257444066065204" calcext:value-type="float">
            <text:p>-2.5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88936" calcext:value-type="float">
            <text:p>847.0499053889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181898940354586" calcext:value-type="float">
            <text:p>1.8189894035458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93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4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23" calcext:value-type="float">
            <text:p>1244.4196452182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300133251585066" calcext:value-type="float">
            <text:p>-3.0013325158506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" calcext:value-type="float">
            <text:p>0.2868186661</text:p>
          </table:table-cell>
          <table:table-cell/>
          <table:table-cell table:style-name="ce3" office:value-type="float" office:value="0.286818666055311" calcext:value-type="float">
            <text:p>0.2868186661</text:p>
          </table:table-cell>
          <table:table-cell/>
          <table:table-cell table:style-name="ce3" office:value-type="float" office:value="1.00000000000205" calcext:value-type="float">
            <text:p>1</text:p>
          </table:table-cell>
          <table:table-cell table:style-name="ce3" office:value-type="float" office:value="0.000000000000588473714202564" calcext:value-type="float">
            <text:p>5.8847371420256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531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9688" calcext:value-type="float">
            <text:p>2.205373963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85629289717326" calcext:value-type="float">
            <text:p>1.85629289717326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68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4" calcext:value-type="float">
            <text:p>0.8400175975</text:p>
          </table:table-cell>
          <table:table-cell/>
          <table:table-cell table:style-name="ce3" office:value-type="float" office:value="0.840017597452673" calcext:value-type="float">
            <text:p>0.8400175975</text:p>
          </table:table-cell>
          <table:table-cell/>
          <table:table-cell table:style-name="ce3" office:value-type="float" office:value="0.999999999999008" calcext:value-type="float">
            <text:p>1</text:p>
          </table:table-cell>
          <table:table-cell table:style-name="ce3" office:value-type="float" office:value="-0.000000000000833555446888568" calcext:value-type="float">
            <text:p>-8.3355544688856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267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formula="of:=[.M57]/[.O57]" office:value-type="float" office:value="1.00000000007554" calcext:value-type="float">
            <text:p>1.0000000001</text:p>
          </table:table-cell>
          <table:table-cell table:formula="of:=[.M57]-[.O57]" office:value-type="float" office:value="0.0000000639900008536642" calcext:value-type="float">
            <text:p>6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formula="of:=[.M58]/[.O58]" office:value-type="float" office:value="0.999999999993437" calcext:value-type="float">
            <text:p>1</text:p>
          </table:table-cell>
          <table:table-cell table:formula="of:=[.M58]-[.O58]" office:value-type="float" office:value="-0.0000000205400283448398" calcext:value-type="float">
            <text:p>-2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formula="of:=[.M59]/[.O59]" office:value-type="float" office:value="1.0000000000051" calcext:value-type="float">
            <text:p>1</text:p>
          </table:table-cell>
          <table:table-cell table:formula="of:=[.M59]-[.O59]" office:value-type="float" office:value="0.00000000635009200777859" calcext:value-type="float">
            <text:p>6.3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formula="of:=[.M60]/[.O60]" office:value-type="float" office:value="1.00000000730576" calcext:value-type="float">
            <text:p>1.0000000073</text:p>
          </table:table-cell>
          <table:table-cell table:formula="of:=[.M60]-[.O60]" office:value-type="float" office:value="0.00000000209542899698434" calcext:value-type="float">
            <text:p>2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formula="of:=[.M61]/[.O61]" office:value-type="float" office:value="0.999999999748288" calcext:value-type="float">
            <text:p>0.9999999997</text:p>
          </table:table-cell>
          <table:table-cell table:formula="of:=[.M61]-[.O61]" office:value-type="float" office:value="-0.000000000555119950007565" calcext:value-type="float">
            <text:p>-5.55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formula="of:=[.M62]/[.O62]" office:value-type="float" office:value="1.00000000029577" calcext:value-type="float">
            <text:p>1.0000000003</text:p>
          </table:table-cell>
          <table:table-cell table:formula="of:=[.M62]-[.O62]" office:value-type="float" office:value="0.00000000024845303592258" calcext:value-type="float">
            <text:p>2.4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69]/[.O69]" office:value-type="float" office:value="0.999999999997193" calcext:value-type="float">
            <text:p>1</text:p>
          </table:table-cell>
          <table:table-cell table:formula="of:=[.M69]-[.O69]" office:value-type="float" office:value="-0.00000000237798758462304" calcext:value-type="float">
            <text:p>-2.3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70]/[.O70]" office:value-type="float" office:value="1.00000000000023" calcext:value-type="float">
            <text:p>1</text:p>
          </table:table-cell>
          <table:table-cell table:formula="of:=[.M70]-[.O70]" office:value-type="float" office:value="0.000000000730324245523661" calcext:value-type="float">
            <text:p>7.3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71]/[.O71]" office:value-type="float" office:value="0.999999999999807" calcext:value-type="float">
            <text:p>1</text:p>
          </table:table-cell>
          <table:table-cell table:formula="of:=[.M71]-[.O71]" office:value-type="float" office:value="-0.00000000023987922759261" calcext:value-type="float">
            <text:p>-2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72]/[.O72]" office:value-type="float" office:value="0.999999999729296" calcext:value-type="float">
            <text:p>0.9999999997</text:p>
          </table:table-cell>
          <table:table-cell table:formula="of:=[.M72]-[.O72]" office:value-type="float" office:value="-0.0000000000776430031379505" calcext:value-type="float">
            <text:p>-7.7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73]/[.O73]" office:value-type="float" office:value="1.0000000000095" calcext:value-type="float">
            <text:p>1</text:p>
          </table:table-cell>
          <table:table-cell table:formula="of:=[.M73]-[.O73]" office:value-type="float" office:value="0.0000000000209596784372934" calcext:value-type="float">
            <text:p>2.1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74]/[.O74]" office:value-type="float" office:value="0.999999999989297" calcext:value-type="float">
            <text:p>1</text:p>
          </table:table-cell>
          <table:table-cell table:formula="of:=[.M74]-[.O74]" office:value-type="float" office:value="-0.00000000000899103014262437" calcext:value-type="float">
            <text:p>-8.99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54" calcext:value-type="float">
            <text:p>847.049905389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54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008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5" calcext:value-type="float">
            <text:p>3129.6692111408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5" calcext:value-type="float">
            <text:p>3129.66921114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4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914" calcext:value-type="float">
            <text:p>0.286818666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914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92656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07" calcext:value-type="float">
            <text:p>2.20537396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07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8683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834" calcext:value-type="float">
            <text:p>0.840017597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834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608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90086" calcext:value-type="float">
            <text:p>847.0499053901</text:p>
          </table:table-cell>
          <table:table-cell/>
          <table:table-cell table:style-name="ce3" office:value-type="float" office:value="0.999999999998664" calcext:value-type="float">
            <text:p>1</text:p>
          </table:table-cell>
          <table:table-cell table:style-name="ce3" office:value-type="float" office:value="-0.00000000113186615635641" calcext:value-type="float">
            <text:p>-1.1318661563564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7728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041" calcext:value-type="float">
            <text:p>3129.6692111404</text:p>
          </table:table-cell>
          <table:table-cell/>
          <table:table-cell table:style-name="ce3" office:value-type="float" office:value="1.00000000000011" calcext:value-type="float">
            <text:p>1</text:p>
          </table:table-cell>
          <table:table-cell table:style-name="ce3" office:value-type="float" office:value="0.000000000333329808199778" calcext:value-type="float">
            <text:p>3.3332980819977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44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0.9999999999999" calcext:value-type="float">
            <text:p>1</text:p>
          </table:table-cell>
          <table:table-cell table:style-name="ce3" office:value-type="float" office:value="-0.000000000124828147818334" calcext:value-type="float">
            <text:p>-1.2482814781833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70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14" calcext:value-type="float">
            <text:p>0.2868186661</text:p>
          </table:table-cell>
          <table:table-cell/>
          <table:table-cell table:style-name="ce3" office:value-type="float" office:value="0.286818666092656" calcext:value-type="float">
            <text:p>0.2868186661</text:p>
          </table:table-cell>
          <table:table-cell/>
          <table:table-cell table:style-name="ce3" office:value-type="float" office:value="0.999999999871898" calcext:value-type="float">
            <text:p>0.9999999999</text:p>
          </table:table-cell>
          <table:table-cell table:style-name="ce3" office:value-type="float" office:value="-0.0000000000367420538438523" calcext:value-type="float">
            <text:p>-3.6742053843852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674626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8683" calcext:value-type="float">
            <text:p>2.205373963</text:p>
          </table:table-cell>
          <table:table-cell/>
          <table:table-cell table:style-name="ce3" office:value-type="float" office:value="1.00000000000464" calcext:value-type="float">
            <text:p>1</text:p>
          </table:table-cell>
          <table:table-cell table:style-name="ce3" office:value-type="float" office:value="0.0000000000102406971791424" calcext:value-type="float">
            <text:p>1.0240697179142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990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4" calcext:value-type="float">
            <text:p>0.8400175975</text:p>
          </table:table-cell>
          <table:table-cell/>
          <table:table-cell table:style-name="ce3" office:value-type="float" office:value="0.840017597456086" calcext:value-type="float">
            <text:p>0.8400175975</text:p>
          </table:table-cell>
          <table:table-cell/>
          <table:table-cell table:style-name="ce3" office:value-type="float" office:value="0.999999999994938" calcext:value-type="float">
            <text:p>1</text:p>
          </table:table-cell>
          <table:table-cell table:style-name="ce3" office:value-type="float" office:value="-0.00000000000425237622891927" calcext:value-type="float">
            <text:p>-4.2523762289192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0739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98427949019242" calcext:value-type="float">
            <text:p>-2.9842794901924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77287" calcext:value-type="float">
            <text:p>847.0499053773</text:p>
          </table:table-cell>
          <table:table-cell/>
          <table:table-cell table:style-name="ce3" office:value-type="float" office:value="1.00000000001377" calcext:value-type="float">
            <text:p>1</text:p>
          </table:table-cell>
          <table:table-cell table:style-name="ce3" office:value-type="float" office:value="0.0000000116665432869922" calcext:value-type="float">
            <text:p>1.1666543286992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33]/[.O33]" office:value-type="float" office:value="0.99999999998489" calcext:value-type="float">
            <text:p>1</text:p>
          </table:table-cell>
          <table:table-cell table:formula="of:=[.M33]-[.O33]" office:value-type="float" office:value="-0.0000000127989778775373" calcext:value-type="float">
            <text:p>-1.2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441" calcext:value-type="float">
            <text:p>3129.6692111444</text:p>
          </table:table-cell>
          <table:table-cell/>
          <table:table-cell table:style-name="ce3" office:value-type="float" office:value="0.999999999998828" calcext:value-type="float">
            <text:p>1</text:p>
          </table:table-cell>
          <table:table-cell table:style-name="ce3" office:value-type="float" office:value="-0.00000000366935637430288" calcext:value-type="float">
            <text:p>-3.6693563743028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34]/[.O34]" office:value-type="float" office:value="1.00000000000128" calcext:value-type="float">
            <text:p>1</text:p>
          </table:table-cell>
          <table:table-cell table:formula="of:=[.M34]-[.O34]" office:value-type="float" office:value="0.00000000399995769839734" calcext:value-type="float">
            <text:p>4.0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703" calcext:value-type="float">
            <text:p>1244.419645217</text:p>
          </table:table-cell>
          <table:table-cell/>
          <table:table-cell table:style-name="ce3" office:value-type="float" office:value="1.00000000000094" calcext:value-type="float">
            <text:p>1</text:p>
          </table:table-cell>
          <table:table-cell table:style-name="ce3" office:value-type="float" office:value="0.00000000116619958134834" calcext:value-type="float">
            <text:p>1.1661995813483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35]/[.O35]" office:value-type="float" office:value="0.999999999998955" calcext:value-type="float">
            <text:p>1</text:p>
          </table:table-cell>
          <table:table-cell table:formula="of:=[.M35]-[.O35]" office:value-type="float" office:value="-0.0000000013001226761844" calcext:value-type="float">
            <text:p>-1.3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14" calcext:value-type="float">
            <text:p>0.2868186661</text:p>
          </table:table-cell>
          <table:table-cell/>
          <table:table-cell table:style-name="ce3" office:value-type="float" office:value="0.286818665674626" calcext:value-type="float">
            <text:p>0.2868186657</text:p>
          </table:table-cell>
          <table:table-cell/>
          <table:table-cell table:style-name="ce3" office:value-type="float" office:value="1.00000000132937" calcext:value-type="float">
            <text:p>1.0000000013</text:p>
          </table:table-cell>
          <table:table-cell table:style-name="ce3" office:value-type="float" office:value="0.000000000381287390549545" calcext:value-type="float">
            <text:p>3.8128739054954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36]/[.O36]" office:value-type="float" office:value="0.999999998542529" calcext:value-type="float">
            <text:p>0.9999999985</text:p>
          </table:table-cell>
          <table:table-cell table:formula="of:=[.M36]-[.O36]" office:value-type="float" office:value="-0.00000000041802999950491" calcext:value-type="float">
            <text:p>-4.1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309902" calcext:value-type="float">
            <text:p>2.2053739631</text:p>
          </table:table-cell>
          <table:table-cell/>
          <table:table-cell table:style-name="ce3" office:value-type="float" office:value="0.999999999953774" calcext:value-type="float">
            <text:p>1</text:p>
          </table:table-cell>
          <table:table-cell table:style-name="ce3" office:value-type="float" office:value="-0.00000000010194511901318" calcext:value-type="float">
            <text:p>-1.019451190131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37]/[.O37]" office:value-type="float" office:value="1.00000000005087" calcext:value-type="float">
            <text:p>1.0000000001</text:p>
          </table:table-cell>
          <table:table-cell table:formula="of:=[.M37]-[.O37]" office:value-type="float" office:value="0.000000000112189812995211" calcext:value-type="float">
            <text:p>1.1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4" calcext:value-type="float">
            <text:p>0.8400175975</text:p>
          </table:table-cell>
          <table:table-cell/>
          <table:table-cell table:style-name="ce3" office:value-type="float" office:value="0.840017597407399" calcext:value-type="float">
            <text:p>0.8400175974</text:p>
          </table:table-cell>
          <table:table-cell/>
          <table:table-cell table:style-name="ce3" office:value-type="float" office:value="1.0000000000529" calcext:value-type="float">
            <text:p>1.0000000001</text:p>
          </table:table-cell>
          <table:table-cell table:style-name="ce3" office:value-type="float" office:value="0.0000000000444342340699677" calcext:value-type="float">
            <text:p>4.44342340699677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38]/[.O38]" office:value-type="float" office:value="0.999999999942041" calcext:value-type="float">
            <text:p>0.9999999999</text:p>
          </table:table-cell>
          <table:table-cell table:formula="of:=[.M38]-[.O38]" office:value-type="float" office:value="-0.0000000000486869433657944" calcext:value-type="float">
            <text:p>-4.8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88867" calcext:value-type="float">
            <text:p>847.0499053889</text:p>
          </table:table-cell>
          <table:table-cell/>
          <table:table-cell table:style-name="ce3" office:value-type="float" office:value="1.0000000000001" calcext:value-type="float">
            <text:p>1</text:p>
          </table:table-cell>
          <table:table-cell table:style-name="ce3" office:value-type="float" office:value="0.0000000000871978045324795" calcext:value-type="float">
            <text:p>8.71978045324795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8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076" calcext:value-type="float">
            <text:p>3129.6692111408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177351466845721" calcext:value-type="float">
            <text:p>-1.7735146684572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6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22" calcext:value-type="float">
            <text:p>1244.4196452182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168256519827992" calcext:value-type="float">
            <text:p>-1.6825651982799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14" calcext:value-type="float">
            <text:p>0.2868186661</text:p>
          </table:table-cell>
          <table:table-cell/>
          <table:table-cell table:style-name="ce3" office:value-type="float" office:value="0.286818666053099" calcext:value-type="float">
            <text:p>0.2868186661</text:p>
          </table:table-cell>
          <table:table-cell/>
          <table:table-cell table:style-name="ce3" office:value-type="float" office:value="1.00000000000982" calcext:value-type="float">
            <text:p>1</text:p>
          </table:table-cell>
          <table:table-cell table:style-name="ce3" office:value-type="float" office:value="0.0000000000028153590569957" calcext:value-type="float">
            <text:p>2.81535905699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309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9753" calcext:value-type="float">
            <text:p>2.205373963</text:p>
          </table:table-cell>
          <table:table-cell/>
          <table:table-cell table:style-name="ce3" office:value-type="float" office:value="0.999999999999792" calcext:value-type="float">
            <text:p>1</text:p>
          </table:table-cell>
          <table:table-cell table:style-name="ce3" office:value-type="float" office:value="-0.000000000000459188242984965" calcext:value-type="float">
            <text:p>-4.5918824298496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75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4" calcext:value-type="float">
            <text:p>0.8400175975</text:p>
          </table:table-cell>
          <table:table-cell/>
          <table:table-cell table:style-name="ce3" office:value-type="float" office:value="0.840017597452364" calcext:value-type="float">
            <text:p>0.8400175975</text:p>
          </table:table-cell>
          <table:table-cell/>
          <table:table-cell table:style-name="ce3" office:value-type="float" office:value="0.999999999999369" calcext:value-type="float">
            <text:p>1</text:p>
          </table:table-cell>
          <table:table-cell table:style-name="ce3" office:value-type="float" office:value="-0.000000000000529909449653587" calcext:value-type="float">
            <text:p>-5.2990944965358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2364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1316282072803" calcext:value-type="float">
            <text:p>-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formula="of:=[.M57]/[.O57]" office:value-type="float" office:value="1.00000000001367" calcext:value-type="float">
            <text:p>1</text:p>
          </table:table-cell>
          <table:table-cell table:formula="of:=[.M57]-[.O57]" office:value-type="float" office:value="0.0000000115800276034861" calcext:value-type="float">
            <text:p>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formula="of:=[.M58]/[.O58]" office:value-type="float" office:value="0.999999999998834" calcext:value-type="float">
            <text:p>1</text:p>
          </table:table-cell>
          <table:table-cell table:formula="of:=[.M58]-[.O58]" office:value-type="float" office:value="-0.00000000364980223821476" calcext:value-type="float">
            <text:p>-3.6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formula="of:=[.M59]/[.O59]" office:value-type="float" office:value="1.00000000000096" calcext:value-type="float">
            <text:p>1</text:p>
          </table:table-cell>
          <table:table-cell table:formula="of:=[.M59]-[.O59]" office:value-type="float" office:value="0.00000000119007381726988" calcext:value-type="float">
            <text:p>1.1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formula="of:=[.M60]/[.O60]" office:value-type="float" office:value="1.00000000131956" calcext:value-type="float">
            <text:p>1.0000000013</text:p>
          </table:table-cell>
          <table:table-cell table:formula="of:=[.M60]-[.O60]" office:value-type="float" office:value="0.00000000037847297518212" calcext:value-type="float">
            <text:p>3.7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formula="of:=[.M61]/[.O61]" office:value-type="float" office:value="0.99999999995398" calcext:value-type="float">
            <text:p>1</text:p>
          </table:table-cell>
          <table:table-cell table:formula="of:=[.M61]-[.O61]" office:value-type="float" office:value="-0.000000000101489927573084" calcext:value-type="float">
            <text:p>-1.0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formula="of:=[.M62]/[.O62]" office:value-type="float" office:value="1.00000000005353" calcext:value-type="float">
            <text:p>1.0000000001</text:p>
          </table:table-cell>
          <table:table-cell table:formula="of:=[.M62]-[.O62]" office:value-type="float" office:value="0.0000000000449649206757385" calcext:value-type="float">
            <text:p>4.5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69]/[.O69]" office:value-type="float" office:value="0.999999999998561" calcext:value-type="float">
            <text:p>1</text:p>
          </table:table-cell>
          <table:table-cell table:formula="of:=[.M69]-[.O69]" office:value-type="float" office:value="-0.00000000121895027405117" calcext:value-type="float">
            <text:p>-1.2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70]/[.O70]" office:value-type="float" office:value="1.00000000000011" calcext:value-type="float">
            <text:p>1</text:p>
          </table:table-cell>
          <table:table-cell table:formula="of:=[.M70]-[.O70]" office:value-type="float" office:value="0.000000000350155460182577" calcext:value-type="float">
            <text:p>3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71]/[.O71]" office:value-type="float" office:value="0.999999999999912" calcext:value-type="float">
            <text:p>1</text:p>
          </table:table-cell>
          <table:table-cell table:formula="of:=[.M71]-[.O71]" office:value-type="float" office:value="-0.000000000110048858914524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72]/[.O72]" office:value-type="float" office:value="0.999999999862084" calcext:value-type="float">
            <text:p>0.9999999999</text:p>
          </table:table-cell>
          <table:table-cell table:formula="of:=[.M72]-[.O72]" office:value-type="float" office:value="-0.0000000000395570243227894" calcext:value-type="float">
            <text:p>-3.9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73]/[.O73]" office:value-type="float" office:value="1.00000000000485" calcext:value-type="float">
            <text:p>1</text:p>
          </table:table-cell>
          <table:table-cell table:formula="of:=[.M73]-[.O73]" office:value-type="float" office:value="0.0000000000106998854221274" calcext:value-type="float">
            <text:p>1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74]/[.O74]" office:value-type="float" office:value="0.999999999995569" calcext:value-type="float">
            <text:p>1</text:p>
          </table:table-cell>
          <table:table-cell table:formula="of:=[.M74]-[.O74]" office:value-type="float" office:value="-0.00000000000372202269005584" calcext:value-type="float">
            <text:p>-3.7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55" calcext:value-type="float">
            <text:p>847.0499053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55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0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4" calcext:value-type="float">
            <text:p>3129.669211140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4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72" calcext:value-type="float">
            <text:p>-3.13E+003</text:p>
          </table:table-cell>
          <table:table-cell/>
          <table:table-cell table:style-name="ce3" table:formula="of:=SQRT([.D9]*[.D9]+[.D10]*[.D10]+[.D11]*[.D11])" office:value-type="float" office:value="3472.88110461426" calcext:value-type="float">
            <text:p>3472.8811046143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88110461426" calcext:value-type="float">
            <text:p>3472.881104614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22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931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931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838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06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06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629" calcext:value-type="float">
            <text:p>-2.21E+000</text:p>
          </table:table-cell>
          <table:table-cell/>
          <table:table-cell table:style-name="ce3" table:formula="of:=SQRT([.D12]*[.D12]+[.D13]*[.D13]+[.D14]*[.D14])" office:value-type="float" office:value="2.37730284732346" calcext:value-type="float">
            <text:p>2.377302847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7730284732346" calcext:value-type="float">
            <text:p>2.377302847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839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83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2378" calcext:value-type="float">
            <text:p>-8.40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5" calcext:value-type="float">
            <text:p>847.049905389</text:p>
          </table:table-cell>
          <table:table-cell/>
          <table:table-cell table:style-name="ce3" office:value-type="float" office:value="847.04990538903" calcext:value-type="float">
            <text:p>847.049905389</text:p>
          </table:table-cell>
          <table:table-cell/>
          <table:table-cell table:style-name="ce3" office:value-type="float" office:value="0.999999999999912" calcext:value-type="float">
            <text:p>1</text:p>
          </table:table-cell>
          <table:table-cell table:style-name="ce3" office:value-type="float" office:value="-0.0000000000742375050322153" calcext:value-type="float">
            <text:p>-7.4237505032215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694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4072" calcext:value-type="float">
            <text:p>3129.669211140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5465851649642" calcext:value-type="float">
            <text:p>2.546585164964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38" calcext:value-type="float">
            <text:p>-3.13E+003</text:p>
          </table:table-cell>
          <table:table-cell/>
          <table:table-cell table:style-name="ce3" table:formula="of:=SQRT([.D21]*[.D21]+[.D22]*[.D22]+[.D23]*[.D23])" office:value-type="float" office:value="3472.88110461426" calcext:value-type="float">
            <text:p>3472.8811046143</text:p>
          </table:table-cell>
          <table:table-cell/>
          <table:table-cell table:style-name="ce3" table:formula="of:=SQRT([.F21]*[.F21]+[.F22]*[.F22]+[.F23]*[.F23])" office:value-type="float" office:value="3472.88110461426" calcext:value-type="float">
            <text:p>3472.8811046143</text:p>
          </table:table-cell>
          <table:table-cell/>
          <table:table-cell table:formula="of:=[.T22]/[.V22]" office:value-type="float" office:value="0.999999999999998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22" calcext:value-type="float">
            <text:p>1244.4196452182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168256519827992" calcext:value-type="float">
            <text:p>-1.6825651982799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01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31" calcext:value-type="float">
            <text:p>0.2868186661</text:p>
          </table:table-cell>
          <table:table-cell/>
          <table:table-cell table:style-name="ce3" office:value-type="float" office:value="0.28681866605838" calcext:value-type="float">
            <text:p>0.2868186661</text:p>
          </table:table-cell>
          <table:table-cell/>
          <table:table-cell table:style-name="ce3" office:value-type="float" office:value="0.999999999991462" calcext:value-type="float">
            <text:p>1</text:p>
          </table:table-cell>
          <table:table-cell table:style-name="ce3" office:value-type="float" office:value="-0.00000000000244887443656694" calcext:value-type="float">
            <text:p>-2.4488744365669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990147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6" calcext:value-type="float">
            <text:p>2.205373963</text:p>
          </table:table-cell>
          <table:table-cell/>
          <table:table-cell table:style-name="ce3" office:value-type="float" office:value="2.20537396299629" calcext:value-type="float">
            <text:p>2.205373963</text:p>
          </table:table-cell>
          <table:table-cell/>
          <table:table-cell table:style-name="ce3" office:value-type="float" office:value="1.00000000000035" calcext:value-type="float">
            <text:p>1</text:p>
          </table:table-cell>
          <table:table-cell table:style-name="ce3" office:value-type="float" office:value="0.000000000000769606600670159" calcext:value-type="float">
            <text:p>7.6960660067015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1468" calcext:value-type="float">
            <text:p>-2.21E+000</text:p>
          </table:table-cell>
          <table:table-cell/>
          <table:table-cell table:style-name="ce3" table:formula="of:=SQRT([.D24]*[.D24]+[.D25]*[.D25]+[.D26]*[.D26])" office:value-type="float" office:value="2.37730284732346" calcext:value-type="float">
            <text:p>2.3773028473</text:p>
          </table:table-cell>
          <table:table-cell/>
          <table:table-cell table:style-name="ce3" table:formula="of:=SQRT([.F24]*[.F24]+[.F25]*[.F25]+[.F26]*[.F26])" office:value-type="float" office:value="2.37730284732323" calcext:value-type="float">
            <text:p>2.3773028473</text:p>
          </table:table-cell>
          <table:table-cell/>
          <table:table-cell table:formula="of:=[.T25]/[.V25]" office:value-type="float" office:value="1.0000000000001" calcext:value-type="float">
            <text:p>1</text:p>
          </table:table-cell>
          <table:table-cell table:formula="of:=[.T25]-[.V25]" office:value-type="float" office:value="0.000000000000228261853862932" calcext:value-type="float">
            <text:p>2.2826185386293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9" calcext:value-type="float">
            <text:p>0.8400175975</text:p>
          </table:table-cell>
          <table:table-cell/>
          <table:table-cell table:style-name="ce3" office:value-type="float" office:value="0.840017597452378" calcext:value-type="float">
            <text:p>0.8400175975</text:p>
          </table:table-cell>
          <table:table-cell/>
          <table:table-cell table:style-name="ce3" office:value-type="float" office:value="0.999999999999358" calcext:value-type="float">
            <text:p>1</text:p>
          </table:table-cell>
          <table:table-cell table:style-name="ce3" office:value-type="float" office:value="-0.000000000000539013278455514" calcext:value-type="float">
            <text:p>-5.3901327845551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44398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5" calcext:value-type="float">
            <text:p>847.049905389</text:p>
          </table:table-cell>
          <table:table-cell/>
          <table:table-cell table:style-name="ce3" office:value-type="float" office:value="847.04990538694" calcext:value-type="float">
            <text:p>847.0499053869</text:p>
          </table:table-cell>
          <table:table-cell/>
          <table:table-cell table:style-name="ce3" office:value-type="float" office:value="1.00000000000238" calcext:value-type="float">
            <text:p>1</text:p>
          </table:table-cell>
          <table:table-cell table:style-name="ce3" office:value-type="float" office:value="0.00000000201544025912881" calcext:value-type="float">
            <text:p>0.0000000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33]/[.O33]" office:value-type="float" office:value="0.999999999997533" calcext:value-type="float">
            <text:p>1</text:p>
          </table:table-cell>
          <table:table-cell table:formula="of:=[.M33]-[.O33]" office:value-type="float" office:value="-0.00000000208990513783647" calcext:value-type="float">
            <text:p>-2.09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4138" calcext:value-type="float">
            <text:p>3129.6692111414</text:p>
          </table:table-cell>
          <table:table-cell/>
          <table:table-cell table:style-name="ce3" office:value-type="float" office:value="0.999999999999798" calcext:value-type="float">
            <text:p>1</text:p>
          </table:table-cell>
          <table:table-cell table:style-name="ce3" office:value-type="float" office:value="-0.000000000632098817732185" calcext:value-type="float">
            <text:p>-6.32098817732185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34]/[.O34]" office:value-type="float" office:value="1.00000000000021" calcext:value-type="float">
            <text:p>1</text:p>
          </table:table-cell>
          <table:table-cell table:formula="of:=[.M34]-[.O34]" office:value-type="float" office:value="0.000000000659838406136259" calcext:value-type="float">
            <text:p>6.60E-010</text:p>
          </table:table-cell>
          <table:table-cell/>
          <table:table-cell table:style-name="ce3" table:formula="of:=SQRT([.D33]*[.D33]+[.D34]*[.D34]+[.D35]*[.D35])" office:value-type="float" office:value="3472.88110461426" calcext:value-type="float">
            <text:p>3472.8811046143</text:p>
          </table:table-cell>
          <table:table-cell/>
          <table:table-cell table:style-name="ce3" table:formula="of:=SQRT([.F33]*[.F33]+[.F34]*[.F34]+[.F35]*[.F35])" office:value-type="float" office:value="3472.88110461427" calcext:value-type="float">
            <text:p>3472.8811046143</text:p>
          </table:table-cell>
          <table:table-cell/>
          <table:table-cell table:formula="of:=[.T34]/[.V34]" office:value-type="float" office:value="0.999999999999995" calcext:value-type="float">
            <text:p>1</text:p>
          </table:table-cell>
          <table:table-cell table:formula="of:=[.T34]-[.V34]" office:value-type="float" office:value="-0.0000000000168256519827992" calcext:value-type="float">
            <text:p>-1.68256519827992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01" calcext:value-type="float">
            <text:p>1244.419645218</text:p>
          </table:table-cell>
          <table:table-cell/>
          <table:table-cell table:style-name="ce3" office:value-type="float" office:value="1.00000000000016" calcext:value-type="float">
            <text:p>1</text:p>
          </table:table-cell>
          <table:table-cell table:style-name="ce3" office:value-type="float" office:value="0.000000000196450855582952" calcext:value-type="float">
            <text:p>1.9645085558295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35]/[.O35]" office:value-type="float" office:value="0.999999999999831" calcext:value-type="float">
            <text:p>1</text:p>
          </table:table-cell>
          <table:table-cell table:formula="of:=[.M35]-[.O35]" office:value-type="float" office:value="-0.000000000210093276109546" calcext:value-type="float">
            <text:p>-2.10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31" calcext:value-type="float">
            <text:p>0.2868186661</text:p>
          </table:table-cell>
          <table:table-cell/>
          <table:table-cell table:style-name="ce3" office:value-type="float" office:value="0.286818665990147" calcext:value-type="float">
            <text:p>0.286818666</text:p>
          </table:table-cell>
          <table:table-cell/>
          <table:table-cell table:style-name="ce3" office:value-type="float" office:value="1.00000000022936" calcext:value-type="float">
            <text:p>1.0000000002</text:p>
          </table:table-cell>
          <table:table-cell table:style-name="ce3" office:value-type="float" office:value="0.0000000000657842669227193" calcext:value-type="float">
            <text:p>6.5784266922719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36]/[.O36]" office:value-type="float" office:value="0.999999999762104" calcext:value-type="float">
            <text:p>0.9999999998</text:p>
          </table:table-cell>
          <table:table-cell table:formula="of:=[.M36]-[.O36]" office:value-type="float" office:value="-0.0000000000682329748258326" calcext:value-type="float">
            <text:p>-6.82E-01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6" calcext:value-type="float">
            <text:p>2.205373963</text:p>
          </table:table-cell>
          <table:table-cell/>
          <table:table-cell table:style-name="ce3" office:value-type="float" office:value="2.20537396301468" calcext:value-type="float">
            <text:p>2.205373963</text:p>
          </table:table-cell>
          <table:table-cell/>
          <table:table-cell table:style-name="ce3" office:value-type="float" office:value="0.99999999999201" calcext:value-type="float">
            <text:p>1</text:p>
          </table:table-cell>
          <table:table-cell table:style-name="ce3" office:value-type="float" office:value="-0.0000000000176205716684308" calcext:value-type="float">
            <text:p>-1.76205716684308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37]/[.O37]" office:value-type="float" office:value="1.00000000000834" calcext:value-type="float">
            <text:p>1</text:p>
          </table:table-cell>
          <table:table-cell table:formula="of:=[.M37]-[.O37]" office:value-type="float" office:value="0.0000000000183897341798911" calcext:value-type="float">
            <text:p>1.84E-011</text:p>
          </table:table-cell>
          <table:table-cell/>
          <table:table-cell table:style-name="ce3" table:formula="of:=SQRT([.D36]*[.D36]+[.D37]*[.D37]+[.D38]*[.D38])" office:value-type="float" office:value="2.37730284732346" calcext:value-type="float">
            <text:p>2.3773028473</text:p>
          </table:table-cell>
          <table:table-cell/>
          <table:table-cell table:style-name="ce3" table:formula="of:=SQRT([.F36]*[.F36]+[.F37]*[.F37]+[.F38]*[.F38])" office:value-type="float" office:value="2.37730284732924" calcext:value-type="float">
            <text:p>2.3773028473</text:p>
          </table:table-cell>
          <table:table-cell/>
          <table:table-cell table:formula="of:=[.T37]/[.V37]" office:value-type="float" office:value="0.999999999997569" calcext:value-type="float">
            <text:p>1</text:p>
          </table:table-cell>
          <table:table-cell table:formula="of:=[.T37]-[.V37]" office:value-type="float" office:value="-0.00000000000577937697698872" calcext:value-type="float">
            <text:p>-5.77937697698872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9" calcext:value-type="float">
            <text:p>0.8400175975</text:p>
          </table:table-cell>
          <table:table-cell/>
          <table:table-cell table:style-name="ce3" office:value-type="float" office:value="0.840017597444398" calcext:value-type="float">
            <text:p>0.8400175974</text:p>
          </table:table-cell>
          <table:table-cell/>
          <table:table-cell table:style-name="ce3" office:value-type="float" office:value="1.00000000000886" calcext:value-type="float">
            <text:p>1</text:p>
          </table:table-cell>
          <table:table-cell table:style-name="ce3" office:value-type="float" office:value="0.00000000000744138084485257" calcext:value-type="float">
            <text:p>7.4413808448525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38]/[.O38]" office:value-type="float" office:value="0.9999999999905" calcext:value-type="float">
            <text:p>1</text:p>
          </table:table-cell>
          <table:table-cell table:formula="of:=[.M38]-[.O38]" office:value-type="float" office:value="-0.00000000000797995003409824" calcext:value-type="float">
            <text:p>-7.98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540012479177676" calcext:value-type="float">
            <text:p>5.4001247917767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5" calcext:value-type="float">
            <text:p>847.049905389</text:p>
          </table:table-cell>
          <table:table-cell/>
          <table:table-cell table:style-name="ce3" office:value-type="float" office:value="847.049905388783" calcext:value-type="float">
            <text:p>847.0499053888</text:p>
          </table:table-cell>
          <table:table-cell/>
          <table:table-cell table:style-name="ce3" office:value-type="float" office:value="1.0000000000002" calcext:value-type="float">
            <text:p>1</text:p>
          </table:table-cell>
          <table:table-cell table:style-name="ce3" office:value-type="float" office:value="0.000000000172690306499135" calcext:value-type="float">
            <text:p>1.72690306499135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78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3129.66921114078" calcext:value-type="float">
            <text:p>3129.6692111408</text:p>
          </table:table-cell>
          <table:table-cell/>
          <table:table-cell table:style-name="ce3" office:value-type="float" office:value="0.999999999999987" calcext:value-type="float">
            <text:p>1</text:p>
          </table:table-cell>
          <table:table-cell table:style-name="ce3" office:value-type="float" office:value="-0.0000000000400177668780088" calcext:value-type="float">
            <text:p>-4.0017766878008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8" calcext:value-type="float">
            <text:p>-3.13E+003</text:p>
          </table:table-cell>
          <table:table-cell/>
          <table:table-cell table:style-name="ce3" table:formula="of:=SQRT([.D45]*[.D45]+[.D46]*[.D46]+[.D47]*[.D47])" office:value-type="float" office:value="3472.88110461426" calcext:value-type="float">
            <text:p>3472.8811046143</text:p>
          </table:table-cell>
          <table:table-cell/>
          <table:table-cell table:style-name="ce3" table:formula="of:=SQRT([.F45]*[.F45]+[.F46]*[.F46]+[.F47]*[.F47])" office:value-type="float" office:value="3472.88110461425" calcext:value-type="float">
            <text:p>3472.8811046143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318323145620525" calcext:value-type="float">
            <text:p>3.1832314562052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31" calcext:value-type="float">
            <text:p>0.2868186661</text:p>
          </table:table-cell>
          <table:table-cell/>
          <table:table-cell table:style-name="ce3" office:value-type="float" office:value="0.286818666050342" calcext:value-type="float">
            <text:p>0.2868186661</text:p>
          </table:table-cell>
          <table:table-cell/>
          <table:table-cell table:style-name="ce3" office:value-type="float" office:value="1.00000000001949" calcext:value-type="float">
            <text:p>1</text:p>
          </table:table-cell>
          <table:table-cell table:style-name="ce3" office:value-type="float" office:value="0.00000000000558947332862658" calcext:value-type="float">
            <text:p>5.5894733286265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0342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6" calcext:value-type="float">
            <text:p>2.205373963</text:p>
          </table:table-cell>
          <table:table-cell/>
          <table:table-cell table:style-name="ce3" office:value-type="float" office:value="2.20537396299843" calcext:value-type="float">
            <text:p>2.205373963</text:p>
          </table:table-cell>
          <table:table-cell/>
          <table:table-cell table:style-name="ce3" office:value-type="float" office:value="0.99999999999938" calcext:value-type="float">
            <text:p>1</text:p>
          </table:table-cell>
          <table:table-cell table:style-name="ce3" office:value-type="float" office:value="-0.00000000000136690658791849" calcext:value-type="float">
            <text:p>-1.3669065879184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843" calcext:value-type="float">
            <text:p>-2.21E+000</text:p>
          </table:table-cell>
          <table:table-cell/>
          <table:table-cell table:style-name="ce3" table:formula="of:=SQRT([.D48]*[.D48]+[.D49]*[.D49]+[.D50]*[.D50])" office:value-type="float" office:value="2.37730284732346" calcext:value-type="float">
            <text:p>2.3773028473</text:p>
          </table:table-cell>
          <table:table-cell/>
          <table:table-cell table:style-name="ce3" table:formula="of:=SQRT([.F48]*[.F48]+[.F49]*[.F49]+[.F50]*[.F50])" office:value-type="float" office:value="2.37730284732402" calcext:value-type="float">
            <text:p>2.3773028473</text:p>
          </table:table-cell>
          <table:table-cell/>
          <table:table-cell table:formula="of:=[.T49]/[.V49]" office:value-type="float" office:value="0.999999999999762" calcext:value-type="float">
            <text:p>1</text:p>
          </table:table-cell>
          <table:table-cell table:formula="of:=[.T49]-[.V49]" office:value-type="float" office:value="-0.00000000000056532556413913" calcext:value-type="float">
            <text:p>-5.6532556413913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9" calcext:value-type="float">
            <text:p>0.8400175975</text:p>
          </table:table-cell>
          <table:table-cell/>
          <table:table-cell table:style-name="ce3" office:value-type="float" office:value="0.840017597451751" calcext:value-type="float">
            <text:p>0.8400175975</text:p>
          </table:table-cell>
          <table:table-cell/>
          <table:table-cell table:style-name="ce3" office:value-type="float" office:value="1.0000000000001" calcext:value-type="float">
            <text:p>1</text:p>
          </table:table-cell>
          <table:table-cell table:style-name="ce3" office:value-type="float" office:value="0.0000000000000879296635503124" calcext:value-type="float">
            <text:p>8.79296635503124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1751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formula="of:=[.M57]/[.O57]" office:value-type="float" office:value="1.00000000000218" calcext:value-type="float">
            <text:p>1</text:p>
          </table:table-cell>
          <table:table-cell table:formula="of:=[.M57]-[.O57]" office:value-type="float" office:value="0.00000000184297732630512" calcext:value-type="float">
            <text:p>1.84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formula="of:=[.M58]/[.O58]" office:value-type="float" office:value="0.999999999999808" calcext:value-type="float">
            <text:p>1</text:p>
          </table:table-cell>
          <table:table-cell table:formula="of:=[.M58]-[.O58]" office:value-type="float" office:value="-0.000000000599811755819246" calcext:value-type="float">
            <text:p>-6.0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formula="of:=[.M59]/[.O59]" office:value-type="float" office:value="1.00000000000015" calcext:value-type="float">
            <text:p>1</text:p>
          </table:table-cell>
          <table:table-cell table:formula="of:=[.M59]-[.O59]" office:value-type="float" office:value="0.000000000190084392670542" calcext:value-type="float">
            <text:p>1.9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formula="of:=[.M60]/[.O60]" office:value-type="float" office:value="1.00000000020987" calcext:value-type="float">
            <text:p>1.0000000002</text:p>
          </table:table-cell>
          <table:table-cell table:formula="of:=[.M60]-[.O60]" office:value-type="float" office:value="0.0000000000601949601275464" calcext:value-type="float">
            <text:p>6.02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formula="of:=[.M61]/[.O61]" office:value-type="float" office:value="0.999999999992632" calcext:value-type="float">
            <text:p>1</text:p>
          </table:table-cell>
          <table:table-cell table:formula="of:=[.M61]-[.O61]" office:value-type="float" office:value="-0.0000000000162496682776236" calcext:value-type="float">
            <text:p>-1.62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formula="of:=[.M62]/[.O62]" office:value-type="float" office:value="1.00000000000875" calcext:value-type="float">
            <text:p>1</text:p>
          </table:table-cell>
          <table:table-cell table:formula="of:=[.M62]-[.O62]" office:value-type="float" office:value="0.00000000000735300709209241" calcext:value-type="float">
            <text:p>7.35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69]/[.O69]" office:value-type="float" office:value="0.999999999999708" calcext:value-type="float">
            <text:p>1</text:p>
          </table:table-cell>
          <table:table-cell table:formula="of:=[.M69]-[.O69]" office:value-type="float" office:value="-0.00000000024692781153135" calcext:value-type="float">
            <text:p>-2.47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600266503170133" calcext:value-type="float">
            <text:p>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71]/[.O71]" office:value-type="float" office:value="0.99999999999998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72]/[.O72]" office:value-type="float" office:value="0.999999999971975" calcext:value-type="float">
            <text:p>1</text:p>
          </table:table-cell>
          <table:table-cell table:formula="of:=[.M72]-[.O72]" office:value-type="float" office:value="-0.00000000000803801469828613" calcext:value-type="float">
            <text:p>-8.04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73]/[.O73]" office:value-type="float" office:value="1.00000000000097" calcext:value-type="float">
            <text:p>1</text:p>
          </table:table-cell>
          <table:table-cell table:formula="of:=[.M73]-[.O73]" office:value-type="float" office:value="0.00000000000214006590226745" calcext:value-type="float">
            <text:p>2.14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74]/[.O74]" office:value-type="float" office:value="0.999999999999254" calcext:value-type="float">
            <text:p>1</text:p>
          </table:table-cell>
          <table:table-cell table:formula="of:=[.M74]-[.O74]" office:value-type="float" office:value="-0.000000000000626942942005826" calcext:value-type="float">
            <text:p>-6.2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54" calcext:value-type="float">
            <text:p>847.04990538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54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8894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5" calcext:value-type="float">
            <text:p>3129.6692111408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5" calcext:value-type="float">
            <text:p>3129.66921114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7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2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5901" calcext:value-type="float">
            <text:p>0.286818666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5901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3961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707" calcext:value-type="float">
            <text:p>2.20537396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707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755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1835" calcext:value-type="float">
            <text:p>0.840017597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1835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179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88894" calcext:value-type="float">
            <text:p>847.049905388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600266503170133" calcext:value-type="float">
            <text:p>6.0026650317013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858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076" calcext:value-type="float">
            <text:p>3129.6692111408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22781784739345" calcext:value-type="float">
            <text:p>-1.2278178473934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08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1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1" calcext:value-type="float">
            <text:p>0.2868186661</text:p>
          </table:table-cell>
          <table:table-cell/>
          <table:table-cell table:style-name="ce3" office:value-type="float" office:value="0.286818666053961" calcext:value-type="float">
            <text:p>0.2868186661</text:p>
          </table:table-cell>
          <table:table-cell/>
          <table:table-cell table:style-name="ce3" office:value-type="float" office:value="1.00000000000676" calcext:value-type="float">
            <text:p>1</text:p>
          </table:table-cell>
          <table:table-cell table:style-name="ce3" office:value-type="float" office:value="0.00000000000193989269092754" calcext:value-type="float">
            <text:p>1.9398926909275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604386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299755" calcext:value-type="float">
            <text:p>2.205373963</text:p>
          </table:table-cell>
          <table:table-cell/>
          <table:table-cell table:style-name="ce3" office:value-type="float" office:value="0.999999999999784" calcext:value-type="float">
            <text:p>1</text:p>
          </table:table-cell>
          <table:table-cell table:style-name="ce3" office:value-type="float" office:value="-0.000000000000477395900588817" calcext:value-type="float">
            <text:p>-4.77395900588817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002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5" calcext:value-type="float">
            <text:p>0.8400175975</text:p>
          </table:table-cell>
          <table:table-cell/>
          <table:table-cell table:style-name="ce3" office:value-type="float" office:value="0.840017597451796" calcext:value-type="float">
            <text:p>0.8400175975</text:p>
          </table:table-cell>
          <table:table-cell/>
          <table:table-cell table:style-name="ce3" office:value-type="float" office:value="1.00000000000005" calcext:value-type="float">
            <text:p>1</text:p>
          </table:table-cell>
          <table:table-cell table:style-name="ce3" office:value-type="float" office:value="0.0000000000000386357612569554" calcext:value-type="float">
            <text:p>3.86357612569554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5058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 office:value-type="float" office:value="847.049905388582" calcext:value-type="float">
            <text:p>847.0499053886</text:p>
          </table:table-cell>
          <table:table-cell/>
          <table:table-cell table:style-name="ce3" office:value-type="float" office:value="1.00000000000044" calcext:value-type="float">
            <text:p>1</text:p>
          </table:table-cell>
          <table:table-cell table:style-name="ce3" office:value-type="float" office:value="0.000000000372210706700571" calcext:value-type="float">
            <text:p>3.7221070670057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33]/[.O33]" office:value-type="float" office:value="0.999999999999632" calcext:value-type="float">
            <text:p>1</text:p>
          </table:table-cell>
          <table:table-cell table:formula="of:=[.M33]-[.O33]" office:value-type="float" office:value="-0.000000000311956682708114" calcext:value-type="float">
            <text:p>-3.1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 office:value-type="float" office:value="3129.66921114085" calcext:value-type="float">
            <text:p>3129.6692111409</text:p>
          </table:table-cell>
          <table:table-cell/>
          <table:table-cell table:style-name="ce3" office:value-type="float" office:value="0.999999999999967" calcext:value-type="float">
            <text:p>1</text:p>
          </table:table-cell>
          <table:table-cell table:style-name="ce3" office:value-type="float" office:value="-0.000000000104591890703887" calcext:value-type="float">
            <text:p>-1.0459189070388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0900399754755199" calcext:value-type="float">
            <text:p>9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244.41964521817" calcext:value-type="float">
            <text:p>1244.4196452182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288764567812905" calcext:value-type="float">
            <text:p>2.88764567812905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35]/[.O35]" office:value-type="float" office:value="0.999999999999976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1" calcext:value-type="float">
            <text:p>0.2868186661</text:p>
          </table:table-cell>
          <table:table-cell/>
          <table:table-cell table:style-name="ce3" office:value-type="float" office:value="0.286818666043862" calcext:value-type="float">
            <text:p>0.286818666</text:p>
          </table:table-cell>
          <table:table-cell/>
          <table:table-cell table:style-name="ce3" office:value-type="float" office:value="1.00000000004197" calcext:value-type="float">
            <text:p>1</text:p>
          </table:table-cell>
          <table:table-cell table:style-name="ce3" office:value-type="float" office:value="0.0000000000120387033675229" calcext:value-type="float">
            <text:p>1.20387033675229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36]/[.O36]" office:value-type="float" office:value="0.99999999996479" calcext:value-type="float">
            <text:p>1</text:p>
          </table:table-cell>
          <table:table-cell table:formula="of:=[.M36]-[.O36]" office:value-type="float" office:value="-0.000000000010098977210049" calcext:value-type="float">
            <text:p>-1.0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 office:value-type="float" office:value="2.20537396300027" calcext:value-type="float">
            <text:p>2.205373963</text:p>
          </table:table-cell>
          <table:table-cell/>
          <table:table-cell table:style-name="ce3" office:value-type="float" office:value="0.999999999998547" calcext:value-type="float">
            <text:p>1</text:p>
          </table:table-cell>
          <table:table-cell table:style-name="ce3" office:value-type="float" office:value="-0.00000000000320365955985835" calcext:value-type="float">
            <text:p>-3.2036595598583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37]/[.O37]" office:value-type="float" office:value="1.00000000000123" calcext:value-type="float">
            <text:p>1</text:p>
          </table:table-cell>
          <table:table-cell table:formula="of:=[.M37]-[.O37]" office:value-type="float" office:value="0.00000000000272004641033163" calcext:value-type="float">
            <text:p>2.72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5" calcext:value-type="float">
            <text:p>0.8400175975</text:p>
          </table:table-cell>
          <table:table-cell/>
          <table:table-cell table:style-name="ce3" office:value-type="float" office:value="0.840017597450589" calcext:value-type="float">
            <text:p>0.8400175975</text:p>
          </table:table-cell>
          <table:table-cell/>
          <table:table-cell table:style-name="ce3" office:value-type="float" office:value="1.00000000000148" calcext:value-type="float">
            <text:p>1</text:p>
          </table:table-cell>
          <table:table-cell table:style-name="ce3" office:value-type="float" office:value="0.00000000000124611432283928" calcext:value-type="float">
            <text:p>1.2461143228392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38]/[.O38]" office:value-type="float" office:value="0.999999999998563" calcext:value-type="float">
            <text:p>1</text:p>
          </table:table-cell>
          <table:table-cell table:formula="of:=[.M38]-[.O38]" office:value-type="float" office:value="-0.00000000000120703447237247" calcext:value-type="float">
            <text:p>-1.2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11" calcext:value-type="float">
            <text:p>5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54" calcext:value-type="float">
            <text:p>847.0499053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5" calcext:value-type="float">
            <text:p>3129.66921114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" calcext:value-type="float">
            <text:p>1244.419645218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5901" calcext:value-type="float">
            <text:p>0.28681866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707" calcext:value-type="float">
            <text:p>2.2053739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1835" calcext:value-type="float">
            <text:p>0.8400175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47.049905388582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9.66921114085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41964521817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286818666043862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20537396300027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0017597450589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5388894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111407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2182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666053961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6299755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597451796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4T09:30:25.760991866</dc:date>
    <dc:creator>Stacha Petrovic</dc:creator>
    <meta:editing-duration>P59DT18H51M14S</meta:editing-duration>
    <meta:editing-cycles>1108</meta:editing-cycles>
    <meta:document-statistic meta:table-count="8" meta:cell-count="3433" meta:object-count="0"/>
    <meta:user-defined meta:name="qrichtext">1</meta:user-defined>
  </office:meta>
</office:document-meta>
</file>